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44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4398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1.536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9035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0.7854in"/>
    </style:style>
    <style:style style:name="co15" style:family="table-column">
      <style:table-column-properties fo:break-before="auto" style:column-width="0.7535in"/>
    </style:style>
    <style:style style:name="co16" style:family="table-column">
      <style:table-column-properties fo:break-before="auto" style:column-width="1.6008in"/>
    </style:style>
    <style:style style:name="co17" style:family="table-column">
      <style:table-column-properties fo:break-before="auto" style:column-width="1.2252in"/>
    </style:style>
    <style:style style:name="co18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1398in"/>
    </style:style>
    <style:style style:name="co20" style:family="table-column">
      <style:table-column-properties fo:break-before="auto" style:column-width="0.6898in"/>
    </style:style>
    <style:style style:name="co21" style:family="table-column">
      <style:table-column-properties fo:break-before="auto" style:column-width="0.8283in"/>
    </style:style>
    <style:style style:name="co22" style:family="table-column">
      <style:table-column-properties fo:break-before="auto" style:column-width="0.7319in"/>
    </style:style>
    <style:style style:name="co23" style:family="table-column">
      <style:table-column-properties fo:break-before="auto" style:column-width="1.2043in"/>
    </style:style>
    <style:style style:name="co24" style:family="table-column">
      <style:table-column-properties fo:break-before="auto" style:column-width="0.9146in"/>
    </style:style>
    <style:style style:name="co25" style:family="table-column">
      <style:table-column-properties fo:break-before="auto" style:column-width="0.9898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cb20c"/>
    </style:style>
    <style:style style:name="ce3" style:family="table-cell" style:parent-style-name="Default">
      <style:table-cell-properties fo:background-color="#b85c00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b47804"/>
    </style:style>
    <style:style style:name="ce7" style:family="table-cell" style:parent-style-name="Default" style:data-style-name="N121"/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impl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#Top: cpu_core_wrapper <text:s text:c="2"/>Floorplan: impl_1 <text:s text:c="2"/>Part: xc7z015clg485-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Generated by: user <text:s text:c="2"/>on: Fri Aug <text:s/>1 13:35:15 2025</text:p>
          </table:table-cell>
          <table:table-cell table:number-columns-repeated="15"/>
          <table:table-cell office:value-type="string" calcext:value-type="string">
            <text:p>FR4 prop</text:p>
          </table:table-cell>
          <table:table-cell office:value-type="float" office:value="6.67" calcext:value-type="float">
            <text:p>6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Build: Vivado v2023.1 <text:s text:c="2"/>by: xbuild <text:s text:c="2"/>on: Sun May <text:s/>7 15:04:56 MDT 20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Package Version: FINAL 2013-10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Package Pin Delay Version: VERS. 2.0 2013-10-23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O Bank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ite Type</text:p>
          </table:table-cell>
          <table:table-cell office:value-type="string" calcext:value-type="string">
            <text:p>Min Trace Delay (ps)</text:p>
          </table:table-cell>
          <table:table-cell office:value-type="string" calcext:value-type="string">
            <text:p>Max Trace Delay (ps)</text:p>
          </table:table-cell>
          <table:table-cell office:value-type="string" calcext:value-type="string">
            <text:p>Prohibi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iffPair Type</text:p>
          </table:table-cell>
          <table:table-cell office:value-type="string" calcext:value-type="string">
            <text:p>DiffPair Signal</text:p>
          </table:table-cell>
          <table:table-cell office:value-type="string" calcext:value-type="string">
            <text:p>IO Standard</text:p>
          </table:table-cell>
          <table:table-cell office:value-type="string" calcext:value-type="string">
            <text:p>Drive (mA)</text:p>
          </table:table-cell>
          <table:table-cell office:value-type="string" calcext:value-type="string">
            <text:p>Slew Rate</text:p>
          </table:table-cell>
          <table:table-cell office:value-type="string" calcext:value-type="string">
            <text:p>OUTPUT_IMPEDANCE</text:p>
          </table:table-cell>
          <table:table-cell office:value-type="string" calcext:value-type="string">
            <text:p>PRE_EMPHASIS</text:p>
          </table:table-cell>
          <table:table-cell office:value-type="string" calcext:value-type="string">
            <text:p>LVDS_PRE_EMPHASIS</text:p>
          </table:table-cell>
          <table:table-cell office:value-type="string" calcext:value-type="string">
            <text:p>EQUALIZATION</text:p>
          </table:table-cell>
          <table:table-cell office:value-type="string" calcext:value-type="string">
            <text:p>Pull Type</text:p>
          </table:table-cell>
          <table:table-cell office:value-type="string" calcext:value-type="string">
            <text:p>DQS_BIAS</text:p>
          </table:table-cell>
          <table:table-cell office:value-type="string" calcext:value-type="string">
            <text:p>IN_TERM</text:p>
          </table:table-cell>
          <table:table-cell office:value-type="string" calcext:value-type="string">
            <text:p>DIFF_TERM</text:p>
          </table:table-cell>
          <table:table-cell office:value-type="string" calcext:value-type="string">
            <text:p>OFFCHIP_TERM</text:p>
          </table:table-cell>
          <table:table-cell office:value-type="string" calcext:value-type="string">
            <text:p>Board Signal</text:p>
          </table:table-cell>
          <table:table-cell office:value-type="string" calcext:value-type="string">
            <text:p>Board Voltag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IOPAD_X1Y71</text:p>
          </table:table-cell>
          <table:table-cell table:style-name="ce1" office:value-type="string" calcext:value-type="string">
            <text:p>PS_DDR_DQS_P3_502</text:p>
          </table:table-cell>
          <table:table-cell office:value-type="float" office:value="112.069" calcext:value-type="float">
            <text:p>112.069</text:p>
          </table:table-cell>
          <table:table-cell office:value-type="float" office:value="113.195" calcext:value-type="float">
            <text:p>113.195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s_p[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DIFF_SSTL135_T_DCI</text:p>
          </table:table-cell>
          <table:table-cell/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21</text:p>
          </table:table-cell>
          <table:table-cell office:value-type="string" calcext:value-type="string">
            <text:p>IOPAD_X1Y70</text:p>
          </table:table-cell>
          <table:table-cell table:style-name="ce2" office:value-type="string" calcext:value-type="string">
            <text:p>PS_DDR_DQS_P2_502</text:p>
          </table:table-cell>
          <table:table-cell office:value-type="float" office:value="70.538" calcext:value-type="float">
            <text:p>70.538</text:p>
          </table:table-cell>
          <table:table-cell office:value-type="float" office:value="71.246" calcext:value-type="float">
            <text:p>71.246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s_p[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DIFF_SSTL135_T_DCI</text:p>
          </table:table-cell>
          <table:table-cell/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IOPAD_X1Y69</text:p>
          </table:table-cell>
          <table:table-cell table:style-name="ce3" office:value-type="string" calcext:value-type="string">
            <text:p>PS_DDR_DQS_P1_502</text:p>
          </table:table-cell>
          <table:table-cell office:value-type="float" office:value="78.132" calcext:value-type="float">
            <text:p>78.132</text:p>
          </table:table-cell>
          <table:table-cell office:value-type="float" office:value="78.918" calcext:value-type="float">
            <text:p>78.91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s_p[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DIFF_SSTL135_T_DCI</text:p>
          </table:table-cell>
          <table:table-cell/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IOPAD_X1Y68</text:p>
          </table:table-cell>
          <table:table-cell table:style-name="ce4" office:value-type="string" calcext:value-type="string">
            <text:p>PS_DDR_DQS_P0_502</text:p>
          </table:table-cell>
          <table:table-cell office:value-type="float" office:value="76.151" calcext:value-type="float">
            <text:p>76.151</text:p>
          </table:table-cell>
          <table:table-cell office:value-type="float" office:value="76.916" calcext:value-type="float">
            <text:p>76.916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s_p[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DIFF_SSTL135_T_DCI</text:p>
          </table:table-cell>
          <table:table-cell/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W21</text:p>
          </table:table-cell>
          <table:table-cell office:value-type="string" calcext:value-type="string">
            <text:p>IOPAD_X1Y67</text:p>
          </table:table-cell>
          <table:table-cell table:style-name="ce1" office:value-type="string" calcext:value-type="string">
            <text:p>PS_DDR_DQS_N3_502</text:p>
          </table:table-cell>
          <table:table-cell office:value-type="float" office:value="110.613" calcext:value-type="float">
            <text:p>110.613</text:p>
          </table:table-cell>
          <table:table-cell office:value-type="float" office:value="111.725" calcext:value-type="float">
            <text:p>111.725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s_n[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DIFF_SSTL135_T_DCI</text:p>
          </table:table-cell>
          <table:table-cell/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IOPAD_X1Y66</text:p>
          </table:table-cell>
          <table:table-cell table:style-name="ce2" office:value-type="string" calcext:value-type="string">
            <text:p>PS_DDR_DQS_N2_502</text:p>
          </table:table-cell>
          <table:table-cell office:value-type="float" office:value="74.395" calcext:value-type="float">
            <text:p>74.395</text:p>
          </table:table-cell>
          <table:table-cell office:value-type="float" office:value="75.143" calcext:value-type="float">
            <text:p>75.143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s_n[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DIFF_SSTL135_T_DCI</text:p>
          </table:table-cell>
          <table:table-cell/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IOPAD_X1Y65</text:p>
          </table:table-cell>
          <table:table-cell table:style-name="ce3" office:value-type="string" calcext:value-type="string">
            <text:p>PS_DDR_DQS_N1_502</text:p>
          </table:table-cell>
          <table:table-cell office:value-type="float" office:value="76.687" calcext:value-type="float">
            <text:p>76.687</text:p>
          </table:table-cell>
          <table:table-cell office:value-type="float" office:value="77.458" calcext:value-type="float">
            <text:p>77.45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s_n[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DIFF_SSTL135_T_DCI</text:p>
          </table:table-cell>
          <table:table-cell/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IOPAD_X1Y64</text:p>
          </table:table-cell>
          <table:table-cell table:style-name="ce4" office:value-type="string" calcext:value-type="string">
            <text:p>PS_DDR_DQS_N0_502</text:p>
          </table:table-cell>
          <table:table-cell office:value-type="float" office:value="76.455" calcext:value-type="float">
            <text:p>76.455</text:p>
          </table:table-cell>
          <table:table-cell office:value-type="float" office:value="77.223" calcext:value-type="float">
            <text:p>77.223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s_n[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DIFF_SSTL135_T_DCI</text:p>
          </table:table-cell>
          <table:table-cell/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PAD_X1Y17</text:p>
          </table:table-cell>
          <table:table-cell table:style-name="ce5" office:value-type="string" calcext:value-type="string">
            <text:p>PS_DDR_A14_502</text:p>
          </table:table-cell>
          <table:table-cell office:value-type="float" office:value="58.86" calcext:value-type="float">
            <text:p>58.86</text:p>
          </table:table-cell>
          <table:table-cell office:value-type="float" office:value="59.451" calcext:value-type="float">
            <text:p>59.451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14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 table:formula="of:=MAX([.E16:.E37])" office:value-type="float" office:value="104.325" calcext:value-type="float">
            <text:p>104.325</text:p>
          </table:table-cell>
          <table:table-cell table:style-name="ce7" table:formula="of:=[.$P$16]-[.E16]" office:value-type="float" office:value="45.465" calcext:value-type="float">
            <text:p>45.5</text:p>
          </table:table-cell>
          <table:table-cell table:style-name="ce8" table:formula="of:=[.Q16]/[.$R$2]" office:value-type="float" office:value="6.81634182908546" calcext:value-type="float">
            <text:p>6.82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IOPAD_X1Y18</text:p>
          </table:table-cell>
          <table:table-cell table:style-name="ce5" office:value-type="string" calcext:value-type="string">
            <text:p>PS_DDR_A13_502</text:p>
          </table:table-cell>
          <table:table-cell office:value-type="float" office:value="73.089" calcext:value-type="float">
            <text:p>73.089</text:p>
          </table:table-cell>
          <table:table-cell office:value-type="float" office:value="73.824" calcext:value-type="float">
            <text:p>73.824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13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17]" office:value-type="float" office:value="31.236" calcext:value-type="float">
            <text:p>31.2</text:p>
          </table:table-cell>
          <table:table-cell table:style-name="ce8" table:formula="of:=[.Q17]/[.$R$2]" office:value-type="float" office:value="4.68305847076462" calcext:value-type="float">
            <text:p>4.68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IOPAD_X1Y16</text:p>
          </table:table-cell>
          <table:table-cell table:style-name="ce5" office:value-type="string" calcext:value-type="string">
            <text:p>PS_DDR_A12_502</text:p>
          </table:table-cell>
          <table:table-cell office:value-type="float" office:value="55.881" calcext:value-type="float">
            <text:p>55.881</text:p>
          </table:table-cell>
          <table:table-cell office:value-type="float" office:value="56.442" calcext:value-type="float">
            <text:p>56.442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12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18]" office:value-type="float" office:value="48.444" calcext:value-type="float">
            <text:p>48.4</text:p>
          </table:table-cell>
          <table:table-cell table:style-name="ce8" table:formula="of:=[.Q18]/[.$R$2]" office:value-type="float" office:value="7.26296851574213" calcext:value-type="float">
            <text:p>7.26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PAD_X1Y15</text:p>
          </table:table-cell>
          <table:table-cell table:style-name="ce5" office:value-type="string" calcext:value-type="string">
            <text:p>PS_DDR_A11_502</text:p>
          </table:table-cell>
          <table:table-cell office:value-type="float" office:value="54.179" calcext:value-type="float">
            <text:p>54.179</text:p>
          </table:table-cell>
          <table:table-cell office:value-type="float" office:value="54.724" calcext:value-type="float">
            <text:p>54.724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11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19]" office:value-type="float" office:value="50.146" calcext:value-type="float">
            <text:p>50.1</text:p>
          </table:table-cell>
          <table:table-cell table:style-name="ce8" table:formula="of:=[.Q19]/[.$R$2]" office:value-type="float" office:value="7.51814092953523" calcext:value-type="float">
            <text:p>7.52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IOPAD_X1Y14</text:p>
          </table:table-cell>
          <table:table-cell table:style-name="ce5" office:value-type="string" calcext:value-type="string">
            <text:p>PS_DDR_A10_502</text:p>
          </table:table-cell>
          <table:table-cell office:value-type="float" office:value="51.729" calcext:value-type="float">
            <text:p>51.729</text:p>
          </table:table-cell>
          <table:table-cell office:value-type="float" office:value="52.249" calcext:value-type="float">
            <text:p>52.249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10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20]" office:value-type="float" office:value="52.596" calcext:value-type="float">
            <text:p>52.6</text:p>
          </table:table-cell>
          <table:table-cell table:style-name="ce8" table:formula="of:=[.Q20]/[.$R$2]" office:value-type="float" office:value="7.88545727136432" calcext:value-type="float">
            <text:p>7.89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PAD_X1Y13</text:p>
          </table:table-cell>
          <table:table-cell table:style-name="ce5" office:value-type="string" calcext:value-type="string">
            <text:p>PS_DDR_A9_502</text:p>
          </table:table-cell>
          <table:table-cell office:value-type="float" office:value="52.459" calcext:value-type="float">
            <text:p>52.459</text:p>
          </table:table-cell>
          <table:table-cell office:value-type="float" office:value="52.986" calcext:value-type="float">
            <text:p>52.986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9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21]" office:value-type="float" office:value="51.866" calcext:value-type="float">
            <text:p>51.9</text:p>
          </table:table-cell>
          <table:table-cell table:style-name="ce8" table:formula="of:=[.Q21]/[.$R$2]" office:value-type="float" office:value="7.776011994003" calcext:value-type="float">
            <text:p>7.78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PAD_X1Y12</text:p>
          </table:table-cell>
          <table:table-cell table:style-name="ce5" office:value-type="string" calcext:value-type="string">
            <text:p>PS_DDR_A8_502</text:p>
          </table:table-cell>
          <table:table-cell office:value-type="float" office:value="66.541" calcext:value-type="float">
            <text:p>66.541</text:p>
          </table:table-cell>
          <table:table-cell office:value-type="float" office:value="67.21" calcext:value-type="float">
            <text:p>67.21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8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22]" office:value-type="float" office:value="37.784" calcext:value-type="float">
            <text:p>37.8</text:p>
          </table:table-cell>
          <table:table-cell table:style-name="ce8" table:formula="of:=[.Q22]/[.$R$2]" office:value-type="float" office:value="5.66476761619191" calcext:value-type="float">
            <text:p>5.66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IOPAD_X1Y11</text:p>
          </table:table-cell>
          <table:table-cell table:style-name="ce5" office:value-type="string" calcext:value-type="string">
            <text:p>PS_DDR_A7_502</text:p>
          </table:table-cell>
          <table:table-cell office:value-type="float" office:value="51.474" calcext:value-type="float">
            <text:p>51.474</text:p>
          </table:table-cell>
          <table:table-cell office:value-type="float" office:value="51.992" calcext:value-type="float">
            <text:p>51.992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7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23]" office:value-type="float" office:value="52.851" calcext:value-type="float">
            <text:p>52.9</text:p>
          </table:table-cell>
          <table:table-cell table:style-name="ce8" table:formula="of:=[.Q23]/[.$R$2]" office:value-type="float" office:value="7.92368815592204" calcext:value-type="float">
            <text:p>7.92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PAD_X1Y10</text:p>
          </table:table-cell>
          <table:table-cell table:style-name="ce5" office:value-type="string" calcext:value-type="string">
            <text:p>PS_DDR_A6_502</text:p>
          </table:table-cell>
          <table:table-cell office:value-type="float" office:value="54.236" calcext:value-type="float">
            <text:p>54.236</text:p>
          </table:table-cell>
          <table:table-cell office:value-type="float" office:value="54.781" calcext:value-type="float">
            <text:p>54.781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6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24]" office:value-type="float" office:value="50.089" calcext:value-type="float">
            <text:p>50.1</text:p>
          </table:table-cell>
          <table:table-cell table:style-name="ce8" table:formula="of:=[.Q24]/[.$R$2]" office:value-type="float" office:value="7.5095952023988" calcext:value-type="float">
            <text:p>7.51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PAD_X1Y9</text:p>
          </table:table-cell>
          <table:table-cell table:style-name="ce5" office:value-type="string" calcext:value-type="string">
            <text:p>PS_DDR_A5_502</text:p>
          </table:table-cell>
          <table:table-cell office:value-type="float" office:value="61.918" calcext:value-type="float">
            <text:p>61.918</text:p>
          </table:table-cell>
          <table:table-cell office:value-type="float" office:value="62.541" calcext:value-type="float">
            <text:p>62.541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5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25]" office:value-type="float" office:value="42.407" calcext:value-type="float">
            <text:p>42.4</text:p>
          </table:table-cell>
          <table:table-cell table:style-name="ce8" table:formula="of:=[.Q25]/[.$R$2]" office:value-type="float" office:value="6.35787106446777" calcext:value-type="float">
            <text:p>6.36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PAD_X1Y8</text:p>
          </table:table-cell>
          <table:table-cell table:style-name="ce5" office:value-type="string" calcext:value-type="string">
            <text:p>PS_DDR_A4_502</text:p>
          </table:table-cell>
          <table:table-cell office:value-type="float" office:value="63.525" calcext:value-type="float">
            <text:p>63.525</text:p>
          </table:table-cell>
          <table:table-cell office:value-type="float" office:value="64.163" calcext:value-type="float">
            <text:p>64.163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4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26]" office:value-type="float" office:value="40.8" calcext:value-type="float">
            <text:p>40.8</text:p>
          </table:table-cell>
          <table:table-cell table:style-name="ce8" table:formula="of:=[.Q26]/[.$R$2]" office:value-type="float" office:value="6.11694152923538" calcext:value-type="float">
            <text:p>6.12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IOPAD_X1Y7</text:p>
          </table:table-cell>
          <table:table-cell table:style-name="ce5" office:value-type="string" calcext:value-type="string">
            <text:p>PS_DDR_A3_502</text:p>
          </table:table-cell>
          <table:table-cell office:value-type="float" office:value="54.288" calcext:value-type="float">
            <text:p>54.288</text:p>
          </table:table-cell>
          <table:table-cell office:value-type="float" office:value="54.833" calcext:value-type="float">
            <text:p>54.833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3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27]" office:value-type="float" office:value="50.037" calcext:value-type="float">
            <text:p>50.0</text:p>
          </table:table-cell>
          <table:table-cell table:style-name="ce8" table:formula="of:=[.Q27]/[.$R$2]" office:value-type="float" office:value="7.50179910044978" calcext:value-type="float">
            <text:p>7.50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PAD_X1Y6</text:p>
          </table:table-cell>
          <table:table-cell table:style-name="ce5" office:value-type="string" calcext:value-type="string">
            <text:p>PS_DDR_A2_502</text:p>
          </table:table-cell>
          <table:table-cell office:value-type="float" office:value="55.145" calcext:value-type="float">
            <text:p>55.145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2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28]" office:value-type="float" office:value="49.18" calcext:value-type="float">
            <text:p>49.2</text:p>
          </table:table-cell>
          <table:table-cell table:style-name="ce8" table:formula="of:=[.Q28]/[.$R$2]" office:value-type="float" office:value="7.37331334332834" calcext:value-type="float">
            <text:p>7.37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PAD_X1Y5</text:p>
          </table:table-cell>
          <table:table-cell table:style-name="ce5" office:value-type="string" calcext:value-type="string">
            <text:p>PS_DDR_A1_502</text:p>
          </table:table-cell>
          <table:table-cell office:value-type="float" office:value="59.38" calcext:value-type="float">
            <text:p>59.38</text:p>
          </table:table-cell>
          <table:table-cell office:value-type="float" office:value="59.977" calcext:value-type="float">
            <text:p>59.977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1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29]" office:value-type="float" office:value="44.945" calcext:value-type="float">
            <text:p>44.9</text:p>
          </table:table-cell>
          <table:table-cell table:style-name="ce8" table:formula="of:=[.Q29]/[.$R$2]" office:value-type="float" office:value="6.7383808095952" calcext:value-type="float">
            <text:p>6.74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IOPAD_X1Y4</text:p>
          </table:table-cell>
          <table:table-cell table:style-name="ce5" office:value-type="string" calcext:value-type="string">
            <text:p>PS_DDR_A0_502</text:p>
          </table:table-cell>
          <table:table-cell office:value-type="float" office:value="59.069" calcext:value-type="float">
            <text:p>59.069</text:p>
          </table:table-cell>
          <table:table-cell office:value-type="float" office:value="59.663" calcext:value-type="float">
            <text:p>59.663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addr[0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30]" office:value-type="float" office:value="45.256" calcext:value-type="float">
            <text:p>45.3</text:p>
          </table:table-cell>
          <table:table-cell table:style-name="ce8" table:formula="of:=[.Q30]/[.$R$2]" office:value-type="float" office:value="6.78500749625187" calcext:value-type="float">
            <text:p>6.79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PAD_X1Y21</text:p>
          </table:table-cell>
          <table:table-cell table:style-name="ce5" office:value-type="string" calcext:value-type="string">
            <text:p>PS_DDR_BA2_502</text:p>
          </table:table-cell>
          <table:table-cell office:value-type="float" office:value="51.262" calcext:value-type="float">
            <text:p>51.262</text:p>
          </table:table-cell>
          <table:table-cell office:value-type="float" office:value="51.777" calcext:value-type="float">
            <text:p>51.777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ba[2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31]" office:value-type="float" office:value="53.063" calcext:value-type="float">
            <text:p>53.1</text:p>
          </table:table-cell>
          <table:table-cell table:style-name="ce8" table:formula="of:=[.Q31]/[.$R$2]" office:value-type="float" office:value="7.95547226386807" calcext:value-type="float">
            <text:p>7.96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IOPAD_X1Y20</text:p>
          </table:table-cell>
          <table:table-cell table:style-name="ce5" office:value-type="string" calcext:value-type="string">
            <text:p>PS_DDR_BA1_502</text:p>
          </table:table-cell>
          <table:table-cell office:value-type="float" office:value="70.411" calcext:value-type="float">
            <text:p>70.411</text:p>
          </table:table-cell>
          <table:table-cell office:value-type="float" office:value="71.118" calcext:value-type="float">
            <text:p>71.11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ba[1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32]" office:value-type="float" office:value="33.914" calcext:value-type="float">
            <text:p>33.9</text:p>
          </table:table-cell>
          <table:table-cell table:style-name="ce8" table:formula="of:=[.Q32]/[.$R$2]" office:value-type="float" office:value="5.08455772113943" calcext:value-type="float">
            <text:p>5.08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IOPAD_X1Y19</text:p>
          </table:table-cell>
          <table:table-cell table:style-name="ce5" office:value-type="string" calcext:value-type="string">
            <text:p>PS_DDR_BA0_502</text:p>
          </table:table-cell>
          <table:table-cell office:value-type="float" office:value="54.387" calcext:value-type="float">
            <text:p>54.387</text:p>
          </table:table-cell>
          <table:table-cell office:value-type="float" office:value="54.934" calcext:value-type="float">
            <text:p>54.934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ba[0]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33]" office:value-type="float" office:value="49.938" calcext:value-type="float">
            <text:p>49.9</text:p>
          </table:table-cell>
          <table:table-cell table:style-name="ce8" table:formula="of:=[.Q33]/[.$R$2]" office:value-type="float" office:value="7.48695652173913" calcext:value-type="float">
            <text:p>7.49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A21</text:p>
          </table:table-cell>
          <table:table-cell office:value-type="string" calcext:value-type="string">
            <text:p>IOPAD_X1Y31</text:p>
          </table:table-cell>
          <table:table-cell table:style-name="ce5" office:value-type="string" calcext:value-type="string">
            <text:p>PS_DDR_DM3_502</text:p>
          </table:table-cell>
          <table:table-cell office:value-type="float" office:value="104.325" calcext:value-type="float">
            <text:p>104.325</text:p>
          </table:table-cell>
          <table:table-cell office:value-type="float" office:value="105.373" calcext:value-type="float">
            <text:p>105.373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m[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16]-[.E34]" office:value-type="float" office:value="0" calcext:value-type="float">
            <text:p>0.0</text:p>
          </table:table-cell>
          <table:table-cell table:style-name="ce8" table:formula="of:=[.Q34]/[.$R$2]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IOPAD_X1Y30</text:p>
          </table:table-cell>
          <table:table-cell table:style-name="ce5" office:value-type="string" calcext:value-type="string">
            <text:p>PS_DDR_DM2_502</text:p>
          </table:table-cell>
          <table:table-cell office:value-type="float" office:value="65.318" calcext:value-type="float">
            <text:p>65.318</text:p>
          </table:table-cell>
          <table:table-cell office:value-type="float" office:value="65.975" calcext:value-type="float">
            <text:p>65.975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m[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16]-[.E35]" office:value-type="float" office:value="39.007" calcext:value-type="float">
            <text:p>39.0</text:p>
          </table:table-cell>
          <table:table-cell table:style-name="ce8" table:formula="of:=[.Q35]/[.$R$2]" office:value-type="float" office:value="5.84812593703149" calcext:value-type="float">
            <text:p>5.85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IOPAD_X1Y29</text:p>
          </table:table-cell>
          <table:table-cell table:style-name="ce5" office:value-type="string" calcext:value-type="string">
            <text:p>PS_DDR_DM1_502</text:p>
          </table:table-cell>
          <table:table-cell office:value-type="float" office:value="64.524" calcext:value-type="float">
            <text:p>64.524</text:p>
          </table:table-cell>
          <table:table-cell office:value-type="float" office:value="65.172" calcext:value-type="float">
            <text:p>65.172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m[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16]-[.E36]" office:value-type="float" office:value="39.801" calcext:value-type="float">
            <text:p>39.8</text:p>
          </table:table-cell>
          <table:table-cell table:style-name="ce8" table:formula="of:=[.Q36]/[.$R$2]" office:value-type="float" office:value="5.9671664167916" calcext:value-type="float">
            <text:p>5.97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IOPAD_X1Y28</text:p>
          </table:table-cell>
          <table:table-cell table:style-name="ce5" office:value-type="string" calcext:value-type="string">
            <text:p>PS_DDR_DM0_502</text:p>
          </table:table-cell>
          <table:table-cell office:value-type="float" office:value="82.443" calcext:value-type="float">
            <text:p>82.443</text:p>
          </table:table-cell>
          <table:table-cell office:value-type="float" office:value="83.271" calcext:value-type="float">
            <text:p>83.271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m[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16]-[.E37]" office:value-type="float" office:value="21.882" calcext:value-type="float">
            <text:p>21.9</text:p>
          </table:table-cell>
          <table:table-cell table:style-name="ce8" table:formula="of:=[.Q37]/[.$R$2]" office:value-type="float" office:value="3.28065967016492" calcext:value-type="float">
            <text:p>3.28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IOPAD_X1Y63</text:p>
          </table:table-cell>
          <table:table-cell table:style-name="ce1" office:value-type="string" calcext:value-type="string">
            <text:p>PS_DDR_DQ31_502</text:p>
          </table:table-cell>
          <table:table-cell office:value-type="float" office:value="105.461" calcext:value-type="float">
            <text:p>105.461</text:p>
          </table:table-cell>
          <table:table-cell office:value-type="float" office:value="106.521" calcext:value-type="float">
            <text:p>106.521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3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 table:formula="of:=MAX([.E38:.E45])" office:value-type="float" office:value="126.991" calcext:value-type="float">
            <text:p>126.991</text:p>
          </table:table-cell>
          <table:table-cell table:style-name="ce7" table:formula="of:=[.$P$38]-[.E38]" office:value-type="float" office:value="21.53" calcext:value-type="float">
            <text:p>21.5</text:p>
          </table:table-cell>
          <table:table-cell table:style-name="ce8" table:formula="of:=[.Q38]/[.$R$2]" office:value-type="float" office:value="3.22788605697151" calcext:value-type="float">
            <text:p>3.23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IOPAD_X1Y62</text:p>
          </table:table-cell>
          <table:table-cell table:style-name="ce1" office:value-type="string" calcext:value-type="string">
            <text:p>PS_DDR_DQ30_502</text:p>
          </table:table-cell>
          <table:table-cell office:value-type="float" office:value="96.904" calcext:value-type="float">
            <text:p>96.904</text:p>
          </table:table-cell>
          <table:table-cell office:value-type="float" office:value="97.878" calcext:value-type="float">
            <text:p>97.87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3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38]-[.E39]" office:value-type="float" office:value="30.087" calcext:value-type="float">
            <text:p>30.1</text:p>
          </table:table-cell>
          <table:table-cell table:style-name="ce8" table:formula="of:=[.Q39]/[.$R$2]" office:value-type="float" office:value="4.51079460269865" calcext:value-type="float">
            <text:p>4.51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IOPAD_X1Y61</text:p>
          </table:table-cell>
          <table:table-cell table:style-name="ce1" office:value-type="string" calcext:value-type="string">
            <text:p>PS_DDR_DQ29_502</text:p>
          </table:table-cell>
          <table:table-cell office:value-type="float" office:value="116.021" calcext:value-type="float">
            <text:p>116.021</text:p>
          </table:table-cell>
          <table:table-cell office:value-type="float" office:value="117.187" calcext:value-type="float">
            <text:p>117.187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29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38]-[.E40]" office:value-type="float" office:value="10.97" calcext:value-type="float">
            <text:p>11.0</text:p>
          </table:table-cell>
          <table:table-cell table:style-name="ce8" table:formula="of:=[.Q40]/[.$R$2]" office:value-type="float" office:value="1.64467766116942" calcext:value-type="float">
            <text:p>1.64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W22</text:p>
          </table:table-cell>
          <table:table-cell office:value-type="string" calcext:value-type="string">
            <text:p>IOPAD_X1Y60</text:p>
          </table:table-cell>
          <table:table-cell table:style-name="ce1" office:value-type="string" calcext:value-type="string">
            <text:p>PS_DDR_DQ28_502</text:p>
          </table:table-cell>
          <table:table-cell office:value-type="float" office:value="99.185" calcext:value-type="float">
            <text:p>99.185</text:p>
          </table:table-cell>
          <table:table-cell office:value-type="float" office:value="100.182" calcext:value-type="float">
            <text:p>100.182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28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38]-[.E41]" office:value-type="float" office:value="27.806" calcext:value-type="float">
            <text:p>27.8</text:p>
          </table:table-cell>
          <table:table-cell table:style-name="ce8" table:formula="of:=[.Q41]/[.$R$2]" office:value-type="float" office:value="4.1688155922039" calcext:value-type="float">
            <text:p>4.17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IOPAD_X1Y59</text:p>
          </table:table-cell>
          <table:table-cell table:style-name="ce1" office:value-type="string" calcext:value-type="string">
            <text:p>PS_DDR_DQ27_502</text:p>
          </table:table-cell>
          <table:table-cell office:value-type="float" office:value="96.02" calcext:value-type="float">
            <text:p>96.02</text:p>
          </table:table-cell>
          <table:table-cell office:value-type="float" office:value="96.985" calcext:value-type="float">
            <text:p>96.985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27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38]-[.E42]" office:value-type="float" office:value="30.971" calcext:value-type="float">
            <text:p>31.0</text:p>
          </table:table-cell>
          <table:table-cell table:style-name="ce8" table:formula="of:=[.Q42]/[.$R$2]" office:value-type="float" office:value="4.64332833583208" calcext:value-type="float">
            <text:p>4.64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A22</text:p>
          </table:table-cell>
          <table:table-cell office:value-type="string" calcext:value-type="string">
            <text:p>IOPAD_X1Y58</text:p>
          </table:table-cell>
          <table:table-cell table:style-name="ce1" office:value-type="string" calcext:value-type="string">
            <text:p>PS_DDR_DQ26_502</text:p>
          </table:table-cell>
          <table:table-cell office:value-type="float" office:value="107.417" calcext:value-type="float">
            <text:p>107.417</text:p>
          </table:table-cell>
          <table:table-cell office:value-type="float" office:value="108.497" calcext:value-type="float">
            <text:p>108.497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26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38]-[.E43]" office:value-type="float" office:value="19.574" calcext:value-type="float">
            <text:p>19.6</text:p>
          </table:table-cell>
          <table:table-cell table:style-name="ce8" table:formula="of:=[.Q43]/[.$R$2]" office:value-type="float" office:value="2.93463268365817" calcext:value-type="float">
            <text:p>2.93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IOPAD_X1Y57</text:p>
          </table:table-cell>
          <table:table-cell table:style-name="ce1" office:value-type="string" calcext:value-type="string">
            <text:p>PS_DDR_DQ25_502</text:p>
          </table:table-cell>
          <table:table-cell office:value-type="float" office:value="95.538" calcext:value-type="float">
            <text:p>95.538</text:p>
          </table:table-cell>
          <table:table-cell office:value-type="float" office:value="96.498" calcext:value-type="float">
            <text:p>96.49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25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38]-[.E44]" office:value-type="float" office:value="31.453" calcext:value-type="float">
            <text:p>31.5</text:p>
          </table:table-cell>
          <table:table-cell table:style-name="ce8" table:formula="of:=[.Q44]/[.$R$2]" office:value-type="float" office:value="4.71559220389805" calcext:value-type="float">
            <text:p>4.72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IOPAD_X1Y56</text:p>
          </table:table-cell>
          <table:table-cell table:style-name="ce1" office:value-type="string" calcext:value-type="string">
            <text:p>PS_DDR_DQ24_502</text:p>
          </table:table-cell>
          <table:table-cell office:value-type="float" office:value="126.991" calcext:value-type="float">
            <text:p>126.991</text:p>
          </table:table-cell>
          <table:table-cell office:value-type="float" office:value="128.268" calcext:value-type="float">
            <text:p>128.26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24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38]-[.E45]" office:value-type="float" office:value="0" calcext:value-type="float">
            <text:p>0.0</text:p>
          </table:table-cell>
          <table:table-cell table:style-name="ce8" table:formula="of:=[.Q45]/[.$R$2]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IOPAD_X1Y55</text:p>
          </table:table-cell>
          <table:table-cell table:style-name="ce2" office:value-type="string" calcext:value-type="string">
            <text:p>PS_DDR_DQ23_502</text:p>
          </table:table-cell>
          <table:table-cell office:value-type="float" office:value="66.58" calcext:value-type="float">
            <text:p>66.58</text:p>
          </table:table-cell>
          <table:table-cell office:value-type="float" office:value="67.249" calcext:value-type="float">
            <text:p>67.249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2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 table:formula="of:=MAX([.E46:.E53])" office:value-type="float" office:value="95.082" calcext:value-type="float">
            <text:p>95.082</text:p>
          </table:table-cell>
          <table:table-cell table:style-name="ce7" table:formula="of:=[.$P$46]-[.E46]" office:value-type="float" office:value="28.502" calcext:value-type="float">
            <text:p>28.5</text:p>
          </table:table-cell>
          <table:table-cell table:style-name="ce8" table:formula="of:=[.Q46]/[.$R$2]" office:value-type="float" office:value="4.27316341829085" calcext:value-type="float">
            <text:p>4.27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IOPAD_X1Y54</text:p>
          </table:table-cell>
          <table:table-cell table:style-name="ce2" office:value-type="string" calcext:value-type="string">
            <text:p>PS_DDR_DQ22_502</text:p>
          </table:table-cell>
          <table:table-cell office:value-type="float" office:value="63.649" calcext:value-type="float">
            <text:p>63.649</text:p>
          </table:table-cell>
          <table:table-cell office:value-type="float" office:value="64.289" calcext:value-type="float">
            <text:p>64.289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2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46]-[.E47]" office:value-type="float" office:value="31.433" calcext:value-type="float">
            <text:p>31.4</text:p>
          </table:table-cell>
          <table:table-cell table:style-name="ce8" table:formula="of:=[.Q47]/[.$R$2]" office:value-type="float" office:value="4.71259370314843" calcext:value-type="float">
            <text:p>4.71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IOPAD_X1Y53</text:p>
          </table:table-cell>
          <table:table-cell table:style-name="ce2" office:value-type="string" calcext:value-type="string">
            <text:p>PS_DDR_DQ21_502</text:p>
          </table:table-cell>
          <table:table-cell office:value-type="float" office:value="81.849" calcext:value-type="float">
            <text:p>81.849</text:p>
          </table:table-cell>
          <table:table-cell office:value-type="float" office:value="82.671" calcext:value-type="float">
            <text:p>82.671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2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46]-[.E48]" office:value-type="float" office:value="13.233" calcext:value-type="float">
            <text:p>13.2</text:p>
          </table:table-cell>
          <table:table-cell table:style-name="ce8" table:formula="of:=[.Q48]/[.$R$2]" office:value-type="float" office:value="1.9839580209895" calcext:value-type="float">
            <text:p>1.98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IOPAD_X1Y52</text:p>
          </table:table-cell>
          <table:table-cell table:style-name="ce2" office:value-type="string" calcext:value-type="string">
            <text:p>PS_DDR_DQ20_502</text:p>
          </table:table-cell>
          <table:table-cell office:value-type="float" office:value="59.725" calcext:value-type="float">
            <text:p>59.725</text:p>
          </table:table-cell>
          <table:table-cell office:value-type="float" office:value="60.325" calcext:value-type="float">
            <text:p>60.325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2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46]-[.E49]" office:value-type="float" office:value="35.357" calcext:value-type="float">
            <text:p>35.4</text:p>
          </table:table-cell>
          <table:table-cell table:style-name="ce8" table:formula="of:=[.Q49]/[.$R$2]" office:value-type="float" office:value="5.30089955022489" calcext:value-type="float">
            <text:p>5.30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IOPAD_X1Y51</text:p>
          </table:table-cell>
          <table:table-cell table:style-name="ce2" office:value-type="string" calcext:value-type="string">
            <text:p>PS_DDR_DQ19_502</text:p>
          </table:table-cell>
          <table:table-cell office:value-type="float" office:value="85.837" calcext:value-type="float">
            <text:p>85.837</text:p>
          </table:table-cell>
          <table:table-cell office:value-type="float" office:value="86.7" calcext:value-type="float">
            <text:p>86.7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19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46]-[.E50]" office:value-type="float" office:value="9.24499999999999" calcext:value-type="float">
            <text:p>9.2</text:p>
          </table:table-cell>
          <table:table-cell table:style-name="ce8" table:formula="of:=[.Q50]/[.$R$2]" office:value-type="float" office:value="1.38605697151424" calcext:value-type="float">
            <text:p>1.39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IOPAD_X1Y50</text:p>
          </table:table-cell>
          <table:table-cell table:style-name="ce2" office:value-type="string" calcext:value-type="string">
            <text:p>PS_DDR_DQ18_502</text:p>
          </table:table-cell>
          <table:table-cell office:value-type="float" office:value="58.052" calcext:value-type="float">
            <text:p>58.052</text:p>
          </table:table-cell>
          <table:table-cell office:value-type="float" office:value="58.635" calcext:value-type="float">
            <text:p>58.635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18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46]-[.E51]" office:value-type="float" office:value="37.03" calcext:value-type="float">
            <text:p>37.0</text:p>
          </table:table-cell>
          <table:table-cell table:style-name="ce8" table:formula="of:=[.Q51]/[.$R$2]" office:value-type="float" office:value="5.55172413793103" calcext:value-type="float">
            <text:p>5.55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IOPAD_X1Y49</text:p>
          </table:table-cell>
          <table:table-cell table:style-name="ce2" office:value-type="string" calcext:value-type="string">
            <text:p>PS_DDR_DQ17_502</text:p>
          </table:table-cell>
          <table:table-cell office:value-type="float" office:value="95.082" calcext:value-type="float">
            <text:p>95.082</text:p>
          </table:table-cell>
          <table:table-cell office:value-type="float" office:value="96.038" calcext:value-type="float">
            <text:p>96.03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17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46]-[.E52]" office:value-type="float" office:value="0" calcext:value-type="float">
            <text:p>0.0</text:p>
          </table:table-cell>
          <table:table-cell table:style-name="ce8" table:formula="of:=[.Q52]/[.$R$2]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IOPAD_X1Y48</text:p>
          </table:table-cell>
          <table:table-cell table:style-name="ce2" office:value-type="string" calcext:value-type="string">
            <text:p>PS_DDR_DQ16_502</text:p>
          </table:table-cell>
          <table:table-cell office:value-type="float" office:value="63.846" calcext:value-type="float">
            <text:p>63.846</text:p>
          </table:table-cell>
          <table:table-cell office:value-type="float" office:value="64.488" calcext:value-type="float">
            <text:p>64.48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16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46]-[.E53]" office:value-type="float" office:value="31.236" calcext:value-type="float">
            <text:p>31.2</text:p>
          </table:table-cell>
          <table:table-cell table:style-name="ce8" table:formula="of:=[.Q53]/[.$R$2]" office:value-type="float" office:value="4.68305847076462" calcext:value-type="float">
            <text:p>4.68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IOPAD_X1Y47</text:p>
          </table:table-cell>
          <table:table-cell table:style-name="ce6" office:value-type="string" calcext:value-type="string">
            <text:p>PS_DDR_DQ15_502</text:p>
          </table:table-cell>
          <table:table-cell office:value-type="float" office:value="68.194" calcext:value-type="float">
            <text:p>68.194</text:p>
          </table:table-cell>
          <table:table-cell office:value-type="float" office:value="68.88" calcext:value-type="float">
            <text:p>68.8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15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 table:formula="of:=MAX([.E54:.E61])" office:value-type="float" office:value="75.934" calcext:value-type="float">
            <text:p>75.934</text:p>
          </table:table-cell>
          <table:table-cell table:style-name="ce7" table:formula="of:=[.$P$54]-[.E54]" office:value-type="float" office:value="7.74" calcext:value-type="float">
            <text:p>7.7</text:p>
          </table:table-cell>
          <table:table-cell table:style-name="ce8" table:formula="of:=[.Q54]/[.$R$2]" office:value-type="float" office:value="1.16041979010495" calcext:value-type="float">
            <text:p>1.16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IOPAD_X1Y46</text:p>
          </table:table-cell>
          <table:table-cell table:style-name="ce6" office:value-type="string" calcext:value-type="string">
            <text:p>PS_DDR_DQ14_502</text:p>
          </table:table-cell>
          <table:table-cell office:value-type="float" office:value="64.905" calcext:value-type="float">
            <text:p>64.905</text:p>
          </table:table-cell>
          <table:table-cell office:value-type="float" office:value="65.558" calcext:value-type="float">
            <text:p>65.55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14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54]-[.E55]" office:value-type="float" office:value="11.029" calcext:value-type="float">
            <text:p>11.0</text:p>
          </table:table-cell>
          <table:table-cell table:style-name="ce8" table:formula="of:=[.Q55]/[.$R$2]" office:value-type="float" office:value="1.65352323838081" calcext:value-type="float">
            <text:p>1.65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IOPAD_X1Y45</text:p>
          </table:table-cell>
          <table:table-cell table:style-name="ce6" office:value-type="string" calcext:value-type="string">
            <text:p>PS_DDR_DQ13_502</text:p>
          </table:table-cell>
          <table:table-cell office:value-type="float" office:value="66.752" calcext:value-type="float">
            <text:p>66.752</text:p>
          </table:table-cell>
          <table:table-cell office:value-type="float" office:value="67.423" calcext:value-type="float">
            <text:p>67.423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1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54]-[.E56]" office:value-type="float" office:value="9.182" calcext:value-type="float">
            <text:p>9.2</text:p>
          </table:table-cell>
          <table:table-cell table:style-name="ce8" table:formula="of:=[.Q56]/[.$R$2]" office:value-type="float" office:value="1.37661169415292" calcext:value-type="float">
            <text:p>1.38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IOPAD_X1Y44</text:p>
          </table:table-cell>
          <table:table-cell table:style-name="ce6" office:value-type="string" calcext:value-type="string">
            <text:p>PS_DDR_DQ12_502</text:p>
          </table:table-cell>
          <table:table-cell office:value-type="float" office:value="51.09" calcext:value-type="float">
            <text:p>51.09</text:p>
          </table:table-cell>
          <table:table-cell office:value-type="float" office:value="51.604" calcext:value-type="float">
            <text:p>51.604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1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54]-[.E57]" office:value-type="float" office:value="24.844" calcext:value-type="float">
            <text:p>24.8</text:p>
          </table:table-cell>
          <table:table-cell table:style-name="ce8" table:formula="of:=[.Q57]/[.$R$2]" office:value-type="float" office:value="3.72473763118441" calcext:value-type="float">
            <text:p>3.72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IOPAD_X1Y43</text:p>
          </table:table-cell>
          <table:table-cell table:style-name="ce6" office:value-type="string" calcext:value-type="string">
            <text:p>PS_DDR_DQ11_502</text:p>
          </table:table-cell>
          <table:table-cell office:value-type="float" office:value="75.934" calcext:value-type="float">
            <text:p>75.934</text:p>
          </table:table-cell>
          <table:table-cell office:value-type="float" office:value="76.697" calcext:value-type="float">
            <text:p>76.697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1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54]-[.E58]" office:value-type="float" office:value="0" calcext:value-type="float">
            <text:p>0.0</text:p>
          </table:table-cell>
          <table:table-cell table:style-name="ce8" table:formula="of:=[.Q58]/[.$R$2]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IOPAD_X1Y42</text:p>
          </table:table-cell>
          <table:table-cell table:style-name="ce6" office:value-type="string" calcext:value-type="string">
            <text:p>PS_DDR_DQ10_502</text:p>
          </table:table-cell>
          <table:table-cell office:value-type="float" office:value="74.396" calcext:value-type="float">
            <text:p>74.396</text:p>
          </table:table-cell>
          <table:table-cell office:value-type="float" office:value="75.144" calcext:value-type="float">
            <text:p>75.144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1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54]-[.E59]" office:value-type="float" office:value="1.538" calcext:value-type="float">
            <text:p>1.5</text:p>
          </table:table-cell>
          <table:table-cell table:style-name="ce8" table:formula="of:=[.Q59]/[.$R$2]" office:value-type="float" office:value="0.230584707646176" calcext:value-type="float">
            <text:p>0.23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OPAD_X1Y41</text:p>
          </table:table-cell>
          <table:table-cell table:style-name="ce6" office:value-type="string" calcext:value-type="string">
            <text:p>PS_DDR_DQ9_502</text:p>
          </table:table-cell>
          <table:table-cell office:value-type="float" office:value="66.906" calcext:value-type="float">
            <text:p>66.906</text:p>
          </table:table-cell>
          <table:table-cell office:value-type="float" office:value="67.578" calcext:value-type="float">
            <text:p>67.57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9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54]-[.E60]" office:value-type="float" office:value="9.02799999999999" calcext:value-type="float">
            <text:p>9.0</text:p>
          </table:table-cell>
          <table:table-cell table:style-name="ce8" table:formula="of:=[.Q60]/[.$R$2]" office:value-type="float" office:value="1.35352323838081" calcext:value-type="float">
            <text:p>1.35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IOPAD_X1Y40</text:p>
          </table:table-cell>
          <table:table-cell table:style-name="ce6" office:value-type="string" calcext:value-type="string">
            <text:p>PS_DDR_DQ8_502</text:p>
          </table:table-cell>
          <table:table-cell office:value-type="float" office:value="65.967" calcext:value-type="float">
            <text:p>65.967</text:p>
          </table:table-cell>
          <table:table-cell office:value-type="float" office:value="66.63" calcext:value-type="float">
            <text:p>66.63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8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54]-[.E61]" office:value-type="float" office:value="9.967" calcext:value-type="float">
            <text:p>10.0</text:p>
          </table:table-cell>
          <table:table-cell table:style-name="ce8" table:formula="of:=[.Q61]/[.$R$2]" office:value-type="float" office:value="1.49430284857571" calcext:value-type="float">
            <text:p>1.49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IOPAD_X1Y39</text:p>
          </table:table-cell>
          <table:table-cell table:style-name="ce4" office:value-type="string" calcext:value-type="string">
            <text:p>PS_DDR_DQ7_502</text:p>
          </table:table-cell>
          <table:table-cell office:value-type="float" office:value="65.603" calcext:value-type="float">
            <text:p>65.603</text:p>
          </table:table-cell>
          <table:table-cell office:value-type="float" office:value="66.263" calcext:value-type="float">
            <text:p>66.263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7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 table:formula="of:=MAX([.E62:.E69])" office:value-type="float" office:value="81.327" calcext:value-type="float">
            <text:p>81.327</text:p>
          </table:table-cell>
          <table:table-cell table:style-name="ce7" table:formula="of:=[.$P$62]-[.E62]" office:value-type="float" office:value="15.724" calcext:value-type="float">
            <text:p>15.7</text:p>
          </table:table-cell>
          <table:table-cell table:style-name="ce8" table:formula="of:=[.Q62]/[.$R$2]" office:value-type="float" office:value="2.35742128935532" calcext:value-type="float">
            <text:p>2.36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IOPAD_X1Y38</text:p>
          </table:table-cell>
          <table:table-cell table:style-name="ce4" office:value-type="string" calcext:value-type="string">
            <text:p>PS_DDR_DQ6_502</text:p>
          </table:table-cell>
          <table:table-cell office:value-type="float" office:value="64.492" calcext:value-type="float">
            <text:p>64.492</text:p>
          </table:table-cell>
          <table:table-cell office:value-type="float" office:value="65.14" calcext:value-type="float">
            <text:p>65.14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6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62]-[.E63]" office:value-type="float" office:value="16.835" calcext:value-type="float">
            <text:p>16.8</text:p>
          </table:table-cell>
          <table:table-cell table:style-name="ce8" table:formula="of:=[.Q63]/[.$R$2]" office:value-type="float" office:value="2.523988005997" calcext:value-type="float">
            <text:p>2.52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IOPAD_X1Y37</text:p>
          </table:table-cell>
          <table:table-cell table:style-name="ce4" office:value-type="string" calcext:value-type="string">
            <text:p>PS_DDR_DQ5_502</text:p>
          </table:table-cell>
          <table:table-cell office:value-type="float" office:value="65.681" calcext:value-type="float">
            <text:p>65.681</text:p>
          </table:table-cell>
          <table:table-cell office:value-type="float" office:value="66.342" calcext:value-type="float">
            <text:p>66.342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5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62]-[.E64]" office:value-type="float" office:value="15.646" calcext:value-type="float">
            <text:p>15.6</text:p>
          </table:table-cell>
          <table:table-cell table:style-name="ce8" table:formula="of:=[.Q64]/[.$R$2]" office:value-type="float" office:value="2.34572713643178" calcext:value-type="float">
            <text:p>2.35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IOPAD_X1Y36</text:p>
          </table:table-cell>
          <table:table-cell table:style-name="ce4" office:value-type="string" calcext:value-type="string">
            <text:p>PS_DDR_DQ4_502</text:p>
          </table:table-cell>
          <table:table-cell office:value-type="float" office:value="81.327" calcext:value-type="float">
            <text:p>81.327</text:p>
          </table:table-cell>
          <table:table-cell office:value-type="float" office:value="82.144" calcext:value-type="float">
            <text:p>82.144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4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62]-[.E65]" office:value-type="float" office:value="0" calcext:value-type="float">
            <text:p>0.0</text:p>
          </table:table-cell>
          <table:table-cell table:style-name="ce8" table:formula="of:=[.Q65]/[.$R$2]" office:value-type="float" office:value="0" calcext:value-type="float">
            <text:p>0.00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PAD_X1Y35</text:p>
          </table:table-cell>
          <table:table-cell table:style-name="ce4" office:value-type="string" calcext:value-type="string">
            <text:p>PS_DDR_DQ3_502</text:p>
          </table:table-cell>
          <table:table-cell office:value-type="float" office:value="64.094" calcext:value-type="float">
            <text:p>64.094</text:p>
          </table:table-cell>
          <table:table-cell office:value-type="float" office:value="64.739" calcext:value-type="float">
            <text:p>64.739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62]-[.E66]" office:value-type="float" office:value="17.233" calcext:value-type="float">
            <text:p>17.2</text:p>
          </table:table-cell>
          <table:table-cell table:style-name="ce8" table:formula="of:=[.Q66]/[.$R$2]" office:value-type="float" office:value="2.58365817091454" calcext:value-type="float">
            <text:p>2.58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IOPAD_X1Y34</text:p>
          </table:table-cell>
          <table:table-cell table:style-name="ce4" office:value-type="string" calcext:value-type="string">
            <text:p>PS_DDR_DQ2_502</text:p>
          </table:table-cell>
          <table:table-cell office:value-type="float" office:value="78.022" calcext:value-type="float">
            <text:p>78.022</text:p>
          </table:table-cell>
          <table:table-cell office:value-type="float" office:value="78.806" calcext:value-type="float">
            <text:p>78.806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62]-[.E67]" office:value-type="float" office:value="3.30499999999999" calcext:value-type="float">
            <text:p>3.3</text:p>
          </table:table-cell>
          <table:table-cell table:style-name="ce8" table:formula="of:=[.Q67]/[.$R$2]" office:value-type="float" office:value="0.495502248875561" calcext:value-type="float">
            <text:p>0.50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IOPAD_X1Y33</text:p>
          </table:table-cell>
          <table:table-cell table:style-name="ce4" office:value-type="string" calcext:value-type="string">
            <text:p>PS_DDR_DQ1_502</text:p>
          </table:table-cell>
          <table:table-cell office:value-type="float" office:value="72.516" calcext:value-type="float">
            <text:p>72.516</text:p>
          </table:table-cell>
          <table:table-cell office:value-type="float" office:value="73.245" calcext:value-type="float">
            <text:p>73.245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62]-[.E68]" office:value-type="float" office:value="8.81099999999999" calcext:value-type="float">
            <text:p>8.8</text:p>
          </table:table-cell>
          <table:table-cell table:style-name="ce8" table:formula="of:=[.Q68]/[.$R$2]" office:value-type="float" office:value="1.32098950524738" calcext:value-type="float">
            <text:p>1.32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IOPAD_X1Y32</text:p>
          </table:table-cell>
          <table:table-cell table:style-name="ce4" office:value-type="string" calcext:value-type="string">
            <text:p>PS_DDR_DQ0_502</text:p>
          </table:table-cell>
          <table:table-cell office:value-type="float" office:value="64.355" calcext:value-type="float">
            <text:p>64.355</text:p>
          </table:table-cell>
          <table:table-cell office:value-type="float" office:value="65.001" calcext:value-type="float">
            <text:p>65.001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dq[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62]-[.E69]" office:value-type="float" office:value="16.972" calcext:value-type="float">
            <text:p>17.0</text:p>
          </table:table-cell>
          <table:table-cell table:style-name="ce8" table:formula="of:=[.Q69]/[.$R$2]" office:value-type="float" office:value="2.54452773613193" calcext:value-type="float">
            <text:p>2.54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IOPAD_X1Y22</text:p>
          </table:table-cell>
          <table:table-cell table:style-name="ce5" office:value-type="string" calcext:value-type="string">
            <text:p>PS_DDR_CAS_B_502</text:p>
          </table:table-cell>
          <table:table-cell office:value-type="float" office:value="74.349" calcext:value-type="float">
            <text:p>74.349</text:p>
          </table:table-cell>
          <table:table-cell office:value-type="float" office:value="75.097" calcext:value-type="float">
            <text:p>75.097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cas_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 table:formula="of:=MAX([.E70:.E77])" office:value-type="float" office:value="95.708" calcext:value-type="float">
            <text:p>95.708</text:p>
          </table:table-cell>
          <table:table-cell table:style-name="ce7" table:formula="of:=[.$P$16]-[.E70]" office:value-type="float" office:value="29.976" calcext:value-type="float">
            <text:p>30.0</text:p>
          </table:table-cell>
          <table:table-cell table:style-name="ce8" table:formula="of:=[.Q70]/[.$R$2]" office:value-type="float" office:value="4.49415292353823" calcext:value-type="float">
            <text:p>4.49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IOPAD_X1Y24</text:p>
          </table:table-cell>
          <table:table-cell table:style-name="ce5" office:value-type="string" calcext:value-type="string">
            <text:p>PS_DDR_CKN_502</text:p>
          </table:table-cell>
          <table:table-cell office:value-type="float" office:value="75.327" calcext:value-type="float">
            <text:p>75.327</text:p>
          </table:table-cell>
          <table:table-cell office:value-type="float" office:value="76.084" calcext:value-type="float">
            <text:p>76.084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ck_n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DIFF_SSTL135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16]-[.E71]" office:value-type="float" office:value="28.998" calcext:value-type="float">
            <text:p>29.0</text:p>
          </table:table-cell>
          <table:table-cell table:style-name="ce8" table:formula="of:=[.Q71]/[.$R$2]" office:value-type="float" office:value="4.34752623688156" calcext:value-type="float">
            <text:p>4.35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IOPAD_X1Y25</text:p>
          </table:table-cell>
          <table:table-cell table:style-name="ce5" office:value-type="string" calcext:value-type="string">
            <text:p>PS_DDR_CKP_502</text:p>
          </table:table-cell>
          <table:table-cell office:value-type="float" office:value="76.758" calcext:value-type="float">
            <text:p>76.758</text:p>
          </table:table-cell>
          <table:table-cell office:value-type="float" office:value="77.529" calcext:value-type="float">
            <text:p>77.529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ck_p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DIFF_SSTL135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16]-[.E72]" office:value-type="float" office:value="27.567" calcext:value-type="float">
            <text:p>27.6</text:p>
          </table:table-cell>
          <table:table-cell table:style-name="ce8" table:formula="of:=[.Q72]/[.$R$2]" office:value-type="float" office:value="4.13298350824588" calcext:value-type="float">
            <text:p>4.13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IOPAD_X1Y23</text:p>
          </table:table-cell>
          <table:table-cell table:style-name="ce5" office:value-type="string" calcext:value-type="string">
            <text:p>PS_DDR_CKE_502</text:p>
          </table:table-cell>
          <table:table-cell office:value-type="float" office:value="95.708" calcext:value-type="float">
            <text:p>95.708</text:p>
          </table:table-cell>
          <table:table-cell office:value-type="float" office:value="96.67" calcext:value-type="float">
            <text:p>96.67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cke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73]" office:value-type="float" office:value="8.617" calcext:value-type="float">
            <text:p>8.6</text:p>
          </table:table-cell>
          <table:table-cell table:style-name="ce8" table:formula="of:=[.Q73]/[.$R$2]" office:value-type="float" office:value="1.29190404797601" calcext:value-type="float">
            <text:p>1.29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IOPAD_X1Y27</text:p>
          </table:table-cell>
          <table:table-cell table:style-name="ce5" office:value-type="string" calcext:value-type="string">
            <text:p>PS_DDR_CS_B_502</text:p>
          </table:table-cell>
          <table:table-cell office:value-type="float" office:value="87.162" calcext:value-type="float">
            <text:p>87.162</text:p>
          </table:table-cell>
          <table:table-cell office:value-type="float" office:value="88.038" calcext:value-type="float">
            <text:p>88.03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cs_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74]" office:value-type="float" office:value="17.163" calcext:value-type="float">
            <text:p>17.2</text:p>
          </table:table-cell>
          <table:table-cell table:style-name="ce8" table:formula="of:=[.Q74]/[.$R$2]" office:value-type="float" office:value="2.57316341829085" calcext:value-type="float">
            <text:p>2.57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IOPAD_X1Y131</text:p>
          </table:table-cell>
          <table:table-cell table:style-name="ce5" office:value-type="string" calcext:value-type="string">
            <text:p>PS_DDR_ODT_502</text:p>
          </table:table-cell>
          <table:table-cell office:value-type="float" office:value="75.193" calcext:value-type="float">
            <text:p>75.193</text:p>
          </table:table-cell>
          <table:table-cell office:value-type="float" office:value="75.949" calcext:value-type="float">
            <text:p>75.949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odt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75]" office:value-type="float" office:value="29.132" calcext:value-type="float">
            <text:p>29.1</text:p>
          </table:table-cell>
          <table:table-cell table:style-name="ce8" table:formula="of:=[.Q75]/[.$R$2]" office:value-type="float" office:value="4.36761619190405" calcext:value-type="float">
            <text:p>4.37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IOPAD_X1Y133</text:p>
          </table:table-cell>
          <table:table-cell table:style-name="ce5" office:value-type="string" calcext:value-type="string">
            <text:p>PS_DDR_RAS_B_502</text:p>
          </table:table-cell>
          <table:table-cell office:value-type="float" office:value="89.34" calcext:value-type="float">
            <text:p>89.34</text:p>
          </table:table-cell>
          <table:table-cell office:value-type="float" office:value="90.238" calcext:value-type="float">
            <text:p>90.238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ras_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76]" office:value-type="float" office:value="14.985" calcext:value-type="float">
            <text:p>15.0</text:p>
          </table:table-cell>
          <table:table-cell table:style-name="ce8" table:formula="of:=[.Q76]/[.$R$2]" office:value-type="float" office:value="2.24662668665667" calcext:value-type="float">
            <text:p>2.25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IOPAD_X1Y72</text:p>
          </table:table-cell>
          <table:table-cell table:style-name="ce5" office:value-type="string" calcext:value-type="string">
            <text:p>PS_DDR_DRST_B_502</text:p>
          </table:table-cell>
          <table:table-cell office:value-type="float" office:value="75.695" calcext:value-type="float">
            <text:p>75.695</text:p>
          </table:table-cell>
          <table:table-cell office:value-type="float" office:value="76.456" calcext:value-type="float">
            <text:p>76.456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reset_n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FAST</text:p>
          </table:table-cell>
          <table:table-cell/>
          <table:table-cell table:style-name="ce7" table:formula="of:=[.$P$16]-[.E77]" office:value-type="float" office:value="28.63" calcext:value-type="float">
            <text:p>28.6</text:p>
          </table:table-cell>
          <table:table-cell table:style-name="ce8" table:formula="of:=[.Q77]/[.$R$2]" office:value-type="float" office:value="4.29235382308846" calcext:value-type="float">
            <text:p>4.29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IOPAD_X1Y1</text:p>
          </table:table-cell>
          <table:table-cell table:style-name="ce5" office:value-type="string" calcext:value-type="string">
            <text:p>PS_DDR_WE_B_502</text:p>
          </table:table-cell>
          <table:table-cell office:value-type="float" office:value="117.78" calcext:value-type="float">
            <text:p>117.78</text:p>
          </table:table-cell>
          <table:table-cell office:value-type="float" office:value="118.964" calcext:value-type="float">
            <text:p>118.964</text:p>
          </table:table-cell>
          <table:table-cell/>
          <table:table-cell office:value-type="string" calcext:value-type="string">
            <text:p>DDR_51295</text:p>
          </table:table-cell>
          <table:table-cell office:value-type="string" calcext:value-type="string">
            <text:p>ZYNQ_DDR_we_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STL135</text:p>
          </table:table-cell>
          <table:table-cell/>
          <table:table-cell office:value-type="string" calcext:value-type="string">
            <text:p>SLOW</text:p>
          </table:table-cell>
          <table:table-cell/>
          <table:table-cell table:style-name="ce7" table:formula="of:=[.$P$16]-[.E78]" office:value-type="float" office:value="-13.455" calcext:value-type="float">
            <text:p>-13.5</text:p>
          </table:table-cell>
          <table:table-cell table:style-name="ce8" table:formula="of:=[.Q78]/[.$R$2]" office:value-type="float" office:value="-2.01724137931034" calcext:value-type="float">
            <text:p>-2.02</text:p>
          </table:table-cell>
          <table:table-cell table:number-columns-repeated="5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IOB_X1Y113</text:p>
          </table:table-cell>
          <table:table-cell office:value-type="string" calcext:value-type="string">
            <text:p>IO_L18N_T2_AD13N_35</text:p>
          </table:table-cell>
          <table:table-cell office:value-type="float" office:value="99.937" calcext:value-type="float">
            <text:p>99.937</text:p>
          </table:table-cell>
          <table:table-cell office:value-type="float" office:value="100.942" calcext:value-type="float">
            <text:p>100.942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baudout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IOB_X1Y114</text:p>
          </table:table-cell>
          <table:table-cell office:value-type="string" calcext:value-type="string">
            <text:p>IO_L18P_T2_AD13P_35</text:p>
          </table:table-cell>
          <table:table-cell office:value-type="float" office:value="108.165" calcext:value-type="float">
            <text:p>108.165</text:p>
          </table:table-cell>
          <table:table-cell office:value-type="float" office:value="109.253" calcext:value-type="float">
            <text:p>109.253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ctsn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IOB_X1Y123</text:p>
          </table:table-cell>
          <table:table-cell office:value-type="string" calcext:value-type="string">
            <text:p>IO_L13N_T2_MRCC_35</text:p>
          </table:table-cell>
          <table:table-cell office:value-type="float" office:value="84.239" calcext:value-type="float">
            <text:p>84.239</text:p>
          </table:table-cell>
          <table:table-cell office:value-type="float" office:value="85.086" calcext:value-type="float">
            <text:p>85.086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dcdn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IOB_X1Y124</text:p>
          </table:table-cell>
          <table:table-cell office:value-type="string" calcext:value-type="string">
            <text:p>IO_L13P_T2_MRCC_35</text:p>
          </table:table-cell>
          <table:table-cell office:value-type="float" office:value="76.924" calcext:value-type="float">
            <text:p>76.924</text:p>
          </table:table-cell>
          <table:table-cell office:value-type="float" office:value="77.698" calcext:value-type="float">
            <text:p>77.698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ddis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IOB_X1Y133</text:p>
          </table:table-cell>
          <table:table-cell office:value-type="string" calcext:value-type="string">
            <text:p>IO_L8N_T1_AD10N_35</text:p>
          </table:table-cell>
          <table:table-cell office:value-type="float" office:value="79.319" calcext:value-type="float">
            <text:p>79.319</text:p>
          </table:table-cell>
          <table:table-cell office:value-type="float" office:value="80.117" calcext:value-type="float">
            <text:p>80.117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dsrn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IOB_X1Y134</text:p>
          </table:table-cell>
          <table:table-cell office:value-type="string" calcext:value-type="string">
            <text:p>IO_L8P_T1_AD10P_35</text:p>
          </table:table-cell>
          <table:table-cell office:value-type="float" office:value="77.978" calcext:value-type="float">
            <text:p>77.978</text:p>
          </table:table-cell>
          <table:table-cell office:value-type="float" office:value="78.762" calcext:value-type="float">
            <text:p>78.762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dtr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IOB_X1Y135</text:p>
          </table:table-cell>
          <table:table-cell office:value-type="string" calcext:value-type="string">
            <text:p>IO_L7N_T1_AD2N_35</text:p>
          </table:table-cell>
          <table:table-cell office:value-type="float" office:value="85.877" calcext:value-type="float">
            <text:p>85.877</text:p>
          </table:table-cell>
          <table:table-cell office:value-type="float" office:value="86.74" calcext:value-type="float">
            <text:p>86.74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out1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OB_X1Y117</text:p>
          </table:table-cell>
          <table:table-cell office:value-type="string" calcext:value-type="string">
            <text:p>IO_L16N_T2_35</text:p>
          </table:table-cell>
          <table:table-cell office:value-type="float" office:value="82.177" calcext:value-type="float">
            <text:p>82.177</text:p>
          </table:table-cell>
          <table:table-cell office:value-type="float" office:value="83.003" calcext:value-type="float">
            <text:p>83.003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out2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OB_X1Y121</text:p>
          </table:table-cell>
          <table:table-cell office:value-type="string" calcext:value-type="string">
            <text:p>IO_L14N_T2_AD4N_SRCC_35</text:p>
          </table:table-cell>
          <table:table-cell office:value-type="float" office:value="77.11" calcext:value-type="float">
            <text:p>77.11</text:p>
          </table:table-cell>
          <table:table-cell office:value-type="float" office:value="77.885" calcext:value-type="float">
            <text:p>77.885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ri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IOB_X1Y125</text:p>
          </table:table-cell>
          <table:table-cell office:value-type="string" calcext:value-type="string">
            <text:p>IO_L12N_T1_MRCC_35</text:p>
          </table:table-cell>
          <table:table-cell office:value-type="float" office:value="100.699" calcext:value-type="float">
            <text:p>100.699</text:p>
          </table:table-cell>
          <table:table-cell office:value-type="float" office:value="101.711" calcext:value-type="float">
            <text:p>101.711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rts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IOB_X1Y127</text:p>
          </table:table-cell>
          <table:table-cell office:value-type="string" calcext:value-type="string">
            <text:p>IO_L11N_T1_SRCC_35</text:p>
          </table:table-cell>
          <table:table-cell office:value-type="float" office:value="69.869" calcext:value-type="float">
            <text:p>69.869</text:p>
          </table:table-cell>
          <table:table-cell office:value-type="float" office:value="70.571" calcext:value-type="float">
            <text:p>70.571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rx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IOB_X1Y128</text:p>
          </table:table-cell>
          <table:table-cell office:value-type="string" calcext:value-type="string">
            <text:p>IO_L11P_T1_SRCC_35</text:p>
          </table:table-cell>
          <table:table-cell office:value-type="float" office:value="80.667" calcext:value-type="float">
            <text:p>80.667</text:p>
          </table:table-cell>
          <table:table-cell office:value-type="float" office:value="81.478" calcext:value-type="float">
            <text:p>81.478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rxrdy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OB_X1Y136</text:p>
          </table:table-cell>
          <table:table-cell office:value-type="string" calcext:value-type="string">
            <text:p>IO_L7P_T1_AD2P_35</text:p>
          </table:table-cell>
          <table:table-cell office:value-type="float" office:value="88.839" calcext:value-type="float">
            <text:p>88.839</text:p>
          </table:table-cell>
          <table:table-cell office:value-type="float" office:value="89.732" calcext:value-type="float">
            <text:p>89.732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txd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OB_X1Y118</text:p>
          </table:table-cell>
          <table:table-cell office:value-type="string" calcext:value-type="string">
            <text:p>IO_L16P_T2_35</text:p>
          </table:table-cell>
          <table:table-cell office:value-type="float" office:value="82.667" calcext:value-type="float">
            <text:p>82.667</text:p>
          </table:table-cell>
          <table:table-cell office:value-type="float" office:value="83.498" calcext:value-type="float">
            <text:p>83.498</text:p>
          </table:table-cell>
          <table:table-cell/>
          <table:table-cell office:value-type="string" calcext:value-type="string">
            <text:p>UART_1_20177</text:p>
          </table:table-cell>
          <table:table-cell office:value-type="string" calcext:value-type="string">
            <text:p>UART_1_txrdy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OB_X1Y119</text:p>
          </table:table-cell>
          <table:table-cell office:value-type="string" calcext:value-type="string">
            <text:p>IO_L15N_T2_DQS_AD12N_35</text:p>
          </table:table-cell>
          <table:table-cell office:value-type="float" office:value="95.041" calcext:value-type="float">
            <text:p>95.041</text:p>
          </table:table-cell>
          <table:table-cell office:value-type="float" office:value="95.996" calcext:value-type="float">
            <text:p>95.996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baudout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IOB_X1Y120</text:p>
          </table:table-cell>
          <table:table-cell office:value-type="string" calcext:value-type="string">
            <text:p>IO_L15P_T2_DQS_AD12P_35</text:p>
          </table:table-cell>
          <table:table-cell office:value-type="float" office:value="95.871" calcext:value-type="float">
            <text:p>95.871</text:p>
          </table:table-cell>
          <table:table-cell office:value-type="float" office:value="96.835" calcext:value-type="float">
            <text:p>96.835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ctsn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OB_X1Y129</text:p>
          </table:table-cell>
          <table:table-cell office:value-type="string" calcext:value-type="string">
            <text:p>IO_L10N_T1_AD11N_35</text:p>
          </table:table-cell>
          <table:table-cell office:value-type="float" office:value="89.896" calcext:value-type="float">
            <text:p>89.896</text:p>
          </table:table-cell>
          <table:table-cell office:value-type="float" office:value="90.799" calcext:value-type="float">
            <text:p>90.799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dcdn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OB_X1Y130</text:p>
          </table:table-cell>
          <table:table-cell office:value-type="string" calcext:value-type="string">
            <text:p>IO_L10P_T1_AD11P_35</text:p>
          </table:table-cell>
          <table:table-cell office:value-type="float" office:value="90.962" calcext:value-type="float">
            <text:p>90.962</text:p>
          </table:table-cell>
          <table:table-cell office:value-type="float" office:value="91.876" calcext:value-type="float">
            <text:p>91.876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ddis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OB_X1Y131</text:p>
          </table:table-cell>
          <table:table-cell office:value-type="string" calcext:value-type="string">
            <text:p>IO_L9N_T1_DQS_AD3N_35</text:p>
          </table:table-cell>
          <table:table-cell office:value-type="float" office:value="90.473" calcext:value-type="float">
            <text:p>90.473</text:p>
          </table:table-cell>
          <table:table-cell office:value-type="float" office:value="91.382" calcext:value-type="float">
            <text:p>91.382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dsrn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IOB_X1Y132</text:p>
          </table:table-cell>
          <table:table-cell office:value-type="string" calcext:value-type="string">
            <text:p>IO_L9P_T1_DQS_AD3P_35</text:p>
          </table:table-cell>
          <table:table-cell office:value-type="float" office:value="96.277" calcext:value-type="float">
            <text:p>96.277</text:p>
          </table:table-cell>
          <table:table-cell office:value-type="float" office:value="97.245" calcext:value-type="float">
            <text:p>97.245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dtr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A11</text:p>
          </table:table-cell>
          <table:table-cell office:value-type="string" calcext:value-type="string">
            <text:p>IOB_X0Y36</text:p>
          </table:table-cell>
          <table:table-cell office:value-type="string" calcext:value-type="string">
            <text:p>IO_L7P_T1_13</text:p>
          </table:table-cell>
          <table:table-cell office:value-type="float" office:value="169.135" calcext:value-type="float">
            <text:p>169.135</text:p>
          </table:table-cell>
          <table:table-cell office:value-type="float" office:value="170.835" calcext:value-type="float">
            <text:p>170.835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out1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A12</text:p>
          </table:table-cell>
          <table:table-cell office:value-type="string" calcext:value-type="string">
            <text:p>IOB_X0Y34</text:p>
          </table:table-cell>
          <table:table-cell office:value-type="string" calcext:value-type="string">
            <text:p>IO_L8P_T1_13</text:p>
          </table:table-cell>
          <table:table-cell office:value-type="float" office:value="152.529" calcext:value-type="float">
            <text:p>152.529</text:p>
          </table:table-cell>
          <table:table-cell office:value-type="float" office:value="154.062" calcext:value-type="float">
            <text:p>154.062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out2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A14</text:p>
          </table:table-cell>
          <table:table-cell office:value-type="string" calcext:value-type="string">
            <text:p>IOB_X0Y28</text:p>
          </table:table-cell>
          <table:table-cell office:value-type="string" calcext:value-type="string">
            <text:p>IO_L11P_T1_SRCC_13</text:p>
          </table:table-cell>
          <table:table-cell office:value-type="float" office:value="122.957" calcext:value-type="float">
            <text:p>122.957</text:p>
          </table:table-cell>
          <table:table-cell office:value-type="float" office:value="124.193" calcext:value-type="float">
            <text:p>124.193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ri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A15</text:p>
          </table:table-cell>
          <table:table-cell office:value-type="string" calcext:value-type="string">
            <text:p>IOB_X0Y27</text:p>
          </table:table-cell>
          <table:table-cell office:value-type="string" calcext:value-type="string">
            <text:p>IO_L11N_T1_SRCC_13</text:p>
          </table:table-cell>
          <table:table-cell office:value-type="float" office:value="118.291" calcext:value-type="float">
            <text:p>118.291</text:p>
          </table:table-cell>
          <table:table-cell office:value-type="float" office:value="119.48" calcext:value-type="float">
            <text:p>119.48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rts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A16</text:p>
          </table:table-cell>
          <table:table-cell office:value-type="string" calcext:value-type="string">
            <text:p>IOB_X0Y22</text:p>
          </table:table-cell>
          <table:table-cell office:value-type="string" calcext:value-type="string">
            <text:p>IO_L14P_T2_SRCC_13</text:p>
          </table:table-cell>
          <table:table-cell office:value-type="float" office:value="103.912" calcext:value-type="float">
            <text:p>103.912</text:p>
          </table:table-cell>
          <table:table-cell office:value-type="float" office:value="104.956" calcext:value-type="float">
            <text:p>104.956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rxd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IOB_X0Y21</text:p>
          </table:table-cell>
          <table:table-cell office:value-type="string" calcext:value-type="string">
            <text:p>IO_L14N_T2_SRCC_13</text:p>
          </table:table-cell>
          <table:table-cell office:value-type="float" office:value="97.792" calcext:value-type="float">
            <text:p>97.792</text:p>
          </table:table-cell>
          <table:table-cell office:value-type="float" office:value="98.775" calcext:value-type="float">
            <text:p>98.775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rxrdy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A20</text:p>
          </table:table-cell>
          <table:table-cell office:value-type="string" calcext:value-type="string">
            <text:p>IOB_X0Y13</text:p>
          </table:table-cell>
          <table:table-cell office:value-type="string" calcext:value-type="string">
            <text:p>IO_L18N_T2_13</text:p>
          </table:table-cell>
          <table:table-cell office:value-type="float" office:value="62.633" calcext:value-type="float">
            <text:p>62.633</text:p>
          </table:table-cell>
          <table:table-cell office:value-type="float" office:value="63.263" calcext:value-type="float">
            <text:p>63.263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txd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11</text:p>
          </table:table-cell>
          <table:table-cell office:value-type="string" calcext:value-type="string">
            <text:p>IOB_X0Y35</text:p>
          </table:table-cell>
          <table:table-cell office:value-type="string" calcext:value-type="string">
            <text:p>IO_L7N_T1_13</text:p>
          </table:table-cell>
          <table:table-cell office:value-type="float" office:value="164.875" calcext:value-type="float">
            <text:p>164.875</text:p>
          </table:table-cell>
          <table:table-cell office:value-type="float" office:value="166.532" calcext:value-type="float">
            <text:p>166.532</text:p>
          </table:table-cell>
          <table:table-cell/>
          <table:table-cell office:value-type="string" calcext:value-type="string">
            <text:p>UART_0_20177</text:p>
          </table:table-cell>
          <table:table-cell office:value-type="string" calcext:value-type="string">
            <text:p>UART_0_txrdyn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IOPAD_X1Y130</text:p>
          </table:table-cell>
          <table:table-cell office:value-type="string" calcext:value-type="string">
            <text:p>PS_MIO53_501</text:p>
          </table:table-cell>
          <table:table-cell office:value-type="float" office:value="57.925" calcext:value-type="float">
            <text:p>57.925</text:p>
          </table:table-cell>
          <table:table-cell office:value-type="float" office:value="58.507" calcext:value-type="float">
            <text:p>58.507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5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OPAD_X1Y129</text:p>
          </table:table-cell>
          <table:table-cell office:value-type="string" calcext:value-type="string">
            <text:p>PS_MIO52_501</text:p>
          </table:table-cell>
          <table:table-cell office:value-type="float" office:value="35.436" calcext:value-type="float">
            <text:p>35.436</text:p>
          </table:table-cell>
          <table:table-cell office:value-type="float" office:value="35.792" calcext:value-type="float">
            <text:p>35.792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5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IOPAD_X1Y128</text:p>
          </table:table-cell>
          <table:table-cell office:value-type="string" calcext:value-type="string">
            <text:p>PS_MIO51_501</text:p>
          </table:table-cell>
          <table:table-cell office:value-type="float" office:value="54.427" calcext:value-type="float">
            <text:p>54.427</text:p>
          </table:table-cell>
          <table:table-cell office:value-type="float" office:value="54.974" calcext:value-type="float">
            <text:p>54.974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5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OPAD_X1Y127</text:p>
          </table:table-cell>
          <table:table-cell office:value-type="string" calcext:value-type="string">
            <text:p>PS_MIO50_501</text:p>
          </table:table-cell>
          <table:table-cell office:value-type="float" office:value="64.641" calcext:value-type="float">
            <text:p>64.641</text:p>
          </table:table-cell>
          <table:table-cell office:value-type="float" office:value="65.29" calcext:value-type="float">
            <text:p>65.29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5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IOPAD_X1Y126</text:p>
          </table:table-cell>
          <table:table-cell office:value-type="string" calcext:value-type="string">
            <text:p>PS_MIO49_501</text:p>
          </table:table-cell>
          <table:table-cell office:value-type="float" office:value="85.494" calcext:value-type="float">
            <text:p>85.494</text:p>
          </table:table-cell>
          <table:table-cell office:value-type="float" office:value="86.353" calcext:value-type="float">
            <text:p>86.353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49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OPAD_X1Y125</text:p>
          </table:table-cell>
          <table:table-cell office:value-type="string" calcext:value-type="string">
            <text:p>PS_MIO48_501</text:p>
          </table:table-cell>
          <table:table-cell office:value-type="float" office:value="49.572" calcext:value-type="float">
            <text:p>49.572</text:p>
          </table:table-cell>
          <table:table-cell office:value-type="float" office:value="50.07" calcext:value-type="float">
            <text:p>50.07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48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OPAD_X1Y124</text:p>
          </table:table-cell>
          <table:table-cell office:value-type="string" calcext:value-type="string">
            <text:p>PS_MIO47_501</text:p>
          </table:table-cell>
          <table:table-cell office:value-type="float" office:value="57.133" calcext:value-type="float">
            <text:p>57.133</text:p>
          </table:table-cell>
          <table:table-cell office:value-type="float" office:value="57.707" calcext:value-type="float">
            <text:p>57.707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47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OPAD_X1Y123</text:p>
          </table:table-cell>
          <table:table-cell office:value-type="string" calcext:value-type="string">
            <text:p>PS_MIO46_501</text:p>
          </table:table-cell>
          <table:table-cell office:value-type="float" office:value="72.55" calcext:value-type="float">
            <text:p>72.55</text:p>
          </table:table-cell>
          <table:table-cell office:value-type="float" office:value="73.279" calcext:value-type="float">
            <text:p>73.279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46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OPAD_X1Y122</text:p>
          </table:table-cell>
          <table:table-cell office:value-type="string" calcext:value-type="string">
            <text:p>PS_MIO45_501</text:p>
          </table:table-cell>
          <table:table-cell office:value-type="float" office:value="49.867" calcext:value-type="float">
            <text:p>49.867</text:p>
          </table:table-cell>
          <table:table-cell office:value-type="float" office:value="50.368" calcext:value-type="float">
            <text:p>50.368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45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IOPAD_X1Y121</text:p>
          </table:table-cell>
          <table:table-cell office:value-type="string" calcext:value-type="string">
            <text:p>PS_MIO44_501</text:p>
          </table:table-cell>
          <table:table-cell office:value-type="float" office:value="57.712" calcext:value-type="float">
            <text:p>57.712</text:p>
          </table:table-cell>
          <table:table-cell office:value-type="float" office:value="58.292" calcext:value-type="float">
            <text:p>58.292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44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OPAD_X1Y120</text:p>
          </table:table-cell>
          <table:table-cell office:value-type="string" calcext:value-type="string">
            <text:p>PS_MIO43_501</text:p>
          </table:table-cell>
          <table:table-cell office:value-type="float" office:value="71.771" calcext:value-type="float">
            <text:p>71.771</text:p>
          </table:table-cell>
          <table:table-cell office:value-type="float" office:value="72.493" calcext:value-type="float">
            <text:p>72.493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4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OPAD_X1Y119</text:p>
          </table:table-cell>
          <table:table-cell office:value-type="string" calcext:value-type="string">
            <text:p>PS_MIO42_501</text:p>
          </table:table-cell>
          <table:table-cell office:value-type="float" office:value="34.566" calcext:value-type="float">
            <text:p>34.566</text:p>
          </table:table-cell>
          <table:table-cell office:value-type="float" office:value="34.913" calcext:value-type="float">
            <text:p>34.913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4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IOPAD_X1Y118</text:p>
          </table:table-cell>
          <table:table-cell office:value-type="string" calcext:value-type="string">
            <text:p>PS_MIO41_501</text:p>
          </table:table-cell>
          <table:table-cell office:value-type="float" office:value="45.306" calcext:value-type="float">
            <text:p>45.306</text:p>
          </table:table-cell>
          <table:table-cell office:value-type="float" office:value="45.762" calcext:value-type="float">
            <text:p>45.762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4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IOPAD_X1Y117</text:p>
          </table:table-cell>
          <table:table-cell office:value-type="string" calcext:value-type="string">
            <text:p>PS_MIO40_501</text:p>
          </table:table-cell>
          <table:table-cell office:value-type="float" office:value="118.125" calcext:value-type="float">
            <text:p>118.125</text:p>
          </table:table-cell>
          <table:table-cell office:value-type="float" office:value="119.312" calcext:value-type="float">
            <text:p>119.312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4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IOPAD_X1Y116</text:p>
          </table:table-cell>
          <table:table-cell office:value-type="string" calcext:value-type="string">
            <text:p>PS_MIO39_501</text:p>
          </table:table-cell>
          <table:table-cell office:value-type="float" office:value="92.775" calcext:value-type="float">
            <text:p>92.775</text:p>
          </table:table-cell>
          <table:table-cell office:value-type="float" office:value="93.707" calcext:value-type="float">
            <text:p>93.707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39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IOPAD_X1Y115</text:p>
          </table:table-cell>
          <table:table-cell office:value-type="string" calcext:value-type="string">
            <text:p>PS_MIO38_501</text:p>
          </table:table-cell>
          <table:table-cell office:value-type="float" office:value="81.002" calcext:value-type="float">
            <text:p>81.002</text:p>
          </table:table-cell>
          <table:table-cell office:value-type="float" office:value="81.816" calcext:value-type="float">
            <text:p>81.816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38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IOPAD_X1Y114</text:p>
          </table:table-cell>
          <table:table-cell office:value-type="string" calcext:value-type="string">
            <text:p>PS_MIO37_501</text:p>
          </table:table-cell>
          <table:table-cell office:value-type="float" office:value="99.614" calcext:value-type="float">
            <text:p>99.614</text:p>
          </table:table-cell>
          <table:table-cell office:value-type="float" office:value="100.615" calcext:value-type="float">
            <text:p>100.615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37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IOPAD_X1Y113</text:p>
          </table:table-cell>
          <table:table-cell office:value-type="string" calcext:value-type="string">
            <text:p>PS_MIO36_501</text:p>
          </table:table-cell>
          <table:table-cell office:value-type="float" office:value="61.961" calcext:value-type="float">
            <text:p>61.961</text:p>
          </table:table-cell>
          <table:table-cell office:value-type="float" office:value="62.584" calcext:value-type="float">
            <text:p>62.584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36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IOPAD_X1Y112</text:p>
          </table:table-cell>
          <table:table-cell office:value-type="string" calcext:value-type="string">
            <text:p>PS_MIO35_501</text:p>
          </table:table-cell>
          <table:table-cell office:value-type="float" office:value="71.65" calcext:value-type="float">
            <text:p>71.65</text:p>
          </table:table-cell>
          <table:table-cell office:value-type="float" office:value="72.371" calcext:value-type="float">
            <text:p>72.371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35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OPAD_X1Y111</text:p>
          </table:table-cell>
          <table:table-cell office:value-type="string" calcext:value-type="string">
            <text:p>PS_MIO34_501</text:p>
          </table:table-cell>
          <table:table-cell office:value-type="float" office:value="92.428" calcext:value-type="float">
            <text:p>92.428</text:p>
          </table:table-cell>
          <table:table-cell office:value-type="float" office:value="93.357" calcext:value-type="float">
            <text:p>93.357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34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IOPAD_X1Y110</text:p>
          </table:table-cell>
          <table:table-cell office:value-type="string" calcext:value-type="string">
            <text:p>PS_MIO33_501</text:p>
          </table:table-cell>
          <table:table-cell office:value-type="float" office:value="80.088" calcext:value-type="float">
            <text:p>80.088</text:p>
          </table:table-cell>
          <table:table-cell office:value-type="float" office:value="80.893" calcext:value-type="float">
            <text:p>80.893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3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IOPAD_X1Y109</text:p>
          </table:table-cell>
          <table:table-cell office:value-type="string" calcext:value-type="string">
            <text:p>PS_MIO32_501</text:p>
          </table:table-cell>
          <table:table-cell office:value-type="float" office:value="47.492" calcext:value-type="float">
            <text:p>47.492</text:p>
          </table:table-cell>
          <table:table-cell office:value-type="float" office:value="47.969" calcext:value-type="float">
            <text:p>47.969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3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OPAD_X1Y108</text:p>
          </table:table-cell>
          <table:table-cell office:value-type="string" calcext:value-type="string">
            <text:p>PS_MIO31_501</text:p>
          </table:table-cell>
          <table:table-cell office:value-type="float" office:value="44.666" calcext:value-type="float">
            <text:p>44.666</text:p>
          </table:table-cell>
          <table:table-cell office:value-type="float" office:value="45.115" calcext:value-type="float">
            <text:p>45.115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3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IOPAD_X1Y107</text:p>
          </table:table-cell>
          <table:table-cell office:value-type="string" calcext:value-type="string">
            <text:p>PS_MIO30_501</text:p>
          </table:table-cell>
          <table:table-cell office:value-type="float" office:value="86.173" calcext:value-type="float">
            <text:p>86.173</text:p>
          </table:table-cell>
          <table:table-cell office:value-type="float" office:value="87.039" calcext:value-type="float">
            <text:p>87.039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3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IOPAD_X1Y106</text:p>
          </table:table-cell>
          <table:table-cell office:value-type="string" calcext:value-type="string">
            <text:p>PS_MIO29_501</text:p>
          </table:table-cell>
          <table:table-cell office:value-type="float" office:value="40.199" calcext:value-type="float">
            <text:p>40.199</text:p>
          </table:table-cell>
          <table:table-cell office:value-type="float" office:value="40.603" calcext:value-type="float">
            <text:p>40.603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29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IOPAD_X1Y105</text:p>
          </table:table-cell>
          <table:table-cell office:value-type="string" calcext:value-type="string">
            <text:p>PS_MIO28_501</text:p>
          </table:table-cell>
          <table:table-cell office:value-type="float" office:value="95.738" calcext:value-type="float">
            <text:p>95.738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28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OPAD_X1Y104</text:p>
          </table:table-cell>
          <table:table-cell office:value-type="string" calcext:value-type="string">
            <text:p>PS_MIO27_501</text:p>
          </table:table-cell>
          <table:table-cell office:value-type="float" office:value="40.279" calcext:value-type="float">
            <text:p>40.279</text:p>
          </table:table-cell>
          <table:table-cell office:value-type="float" office:value="40.684" calcext:value-type="float">
            <text:p>40.684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27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IOPAD_X1Y103</text:p>
          </table:table-cell>
          <table:table-cell office:value-type="string" calcext:value-type="string">
            <text:p>PS_MIO26_501</text:p>
          </table:table-cell>
          <table:table-cell office:value-type="float" office:value="108.663" calcext:value-type="float">
            <text:p>108.663</text:p>
          </table:table-cell>
          <table:table-cell office:value-type="float" office:value="109.755" calcext:value-type="float">
            <text:p>109.755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26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OPAD_X1Y102</text:p>
          </table:table-cell>
          <table:table-cell office:value-type="string" calcext:value-type="string">
            <text:p>PS_MIO25_501</text:p>
          </table:table-cell>
          <table:table-cell office:value-type="float" office:value="70.978" calcext:value-type="float">
            <text:p>70.978</text:p>
          </table:table-cell>
          <table:table-cell office:value-type="float" office:value="71.692" calcext:value-type="float">
            <text:p>71.692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25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OPAD_X1Y101</text:p>
          </table:table-cell>
          <table:table-cell office:value-type="string" calcext:value-type="string">
            <text:p>PS_MIO24_501</text:p>
          </table:table-cell>
          <table:table-cell office:value-type="float" office:value="58.704" calcext:value-type="float">
            <text:p>58.704</text:p>
          </table:table-cell>
          <table:table-cell office:value-type="float" office:value="59.294" calcext:value-type="float">
            <text:p>59.294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24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IOPAD_X1Y100</text:p>
          </table:table-cell>
          <table:table-cell office:value-type="string" calcext:value-type="string">
            <text:p>PS_MIO23_501</text:p>
          </table:table-cell>
          <table:table-cell office:value-type="float" office:value="66.31" calcext:value-type="float">
            <text:p>66.31</text:p>
          </table:table-cell>
          <table:table-cell office:value-type="float" office:value="66.976" calcext:value-type="float">
            <text:p>66.976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2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IOPAD_X1Y99</text:p>
          </table:table-cell>
          <table:table-cell office:value-type="string" calcext:value-type="string">
            <text:p>PS_MIO22_501</text:p>
          </table:table-cell>
          <table:table-cell office:value-type="float" office:value="123.53" calcext:value-type="float">
            <text:p>123.53</text:p>
          </table:table-cell>
          <table:table-cell office:value-type="float" office:value="124.771" calcext:value-type="float">
            <text:p>124.771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2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OPAD_X1Y98</text:p>
          </table:table-cell>
          <table:table-cell office:value-type="string" calcext:value-type="string">
            <text:p>PS_MIO21_501</text:p>
          </table:table-cell>
          <table:table-cell office:value-type="float" office:value="80.575" calcext:value-type="float">
            <text:p>80.575</text:p>
          </table:table-cell>
          <table:table-cell office:value-type="float" office:value="81.385" calcext:value-type="float">
            <text:p>81.385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2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IOPAD_X1Y97</text:p>
          </table:table-cell>
          <table:table-cell office:value-type="string" calcext:value-type="string">
            <text:p>PS_MIO20_501</text:p>
          </table:table-cell>
          <table:table-cell office:value-type="float" office:value="76.586" calcext:value-type="float">
            <text:p>76.586</text:p>
          </table:table-cell>
          <table:table-cell office:value-type="float" office:value="77.356" calcext:value-type="float">
            <text:p>77.356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2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IOPAD_X1Y96</text:p>
          </table:table-cell>
          <table:table-cell office:value-type="string" calcext:value-type="string">
            <text:p>PS_MIO19_501</text:p>
          </table:table-cell>
          <table:table-cell office:value-type="float" office:value="59.216" calcext:value-type="float">
            <text:p>59.216</text:p>
          </table:table-cell>
          <table:table-cell office:value-type="float" office:value="59.811" calcext:value-type="float">
            <text:p>59.811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19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IOPAD_X1Y95</text:p>
          </table:table-cell>
          <table:table-cell office:value-type="string" calcext:value-type="string">
            <text:p>PS_MIO18_501</text:p>
          </table:table-cell>
          <table:table-cell office:value-type="float" office:value="74.924" calcext:value-type="float">
            <text:p>74.924</text:p>
          </table:table-cell>
          <table:table-cell office:value-type="float" office:value="75.677" calcext:value-type="float">
            <text:p>75.677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18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IOPAD_X1Y94</text:p>
          </table:table-cell>
          <table:table-cell office:value-type="string" calcext:value-type="string">
            <text:p>PS_MIO17_501</text:p>
          </table:table-cell>
          <table:table-cell office:value-type="float" office:value="54.652" calcext:value-type="float">
            <text:p>54.652</text:p>
          </table:table-cell>
          <table:table-cell office:value-type="float" office:value="55.201" calcext:value-type="float">
            <text:p>55.201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17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IOPAD_X1Y93</text:p>
          </table:table-cell>
          <table:table-cell office:value-type="string" calcext:value-type="string">
            <text:p>PS_MIO16_501</text:p>
          </table:table-cell>
          <table:table-cell office:value-type="float" office:value="48.541" calcext:value-type="float">
            <text:p>48.541</text:p>
          </table:table-cell>
          <table:table-cell office:value-type="float" office:value="49.029" calcext:value-type="float">
            <text:p>49.029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16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IOPAD_X1Y92</text:p>
          </table:table-cell>
          <table:table-cell office:value-type="string" calcext:value-type="string">
            <text:p>PS_MIO15_500</text:p>
          </table:table-cell>
          <table:table-cell office:value-type="float" office:value="37.252" calcext:value-type="float">
            <text:p>37.252</text:p>
          </table:table-cell>
          <table:table-cell office:value-type="float" office:value="37.627" calcext:value-type="float">
            <text:p>37.627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15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OPAD_X1Y91</text:p>
          </table:table-cell>
          <table:table-cell office:value-type="string" calcext:value-type="string">
            <text:p>PS_MIO14_500</text:p>
          </table:table-cell>
          <table:table-cell office:value-type="float" office:value="67.24" calcext:value-type="float">
            <text:p>67.24</text:p>
          </table:table-cell>
          <table:table-cell office:value-type="float" office:value="67.915" calcext:value-type="float">
            <text:p>67.915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14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IOPAD_X1Y90</text:p>
          </table:table-cell>
          <table:table-cell office:value-type="string" calcext:value-type="string">
            <text:p>PS_MIO13_500</text:p>
          </table:table-cell>
          <table:table-cell office:value-type="float" office:value="63.463" calcext:value-type="float">
            <text:p>63.463</text:p>
          </table:table-cell>
          <table:table-cell office:value-type="float" office:value="64.101" calcext:value-type="float">
            <text:p>64.101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1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IOPAD_X1Y89</text:p>
          </table:table-cell>
          <table:table-cell office:value-type="string" calcext:value-type="string">
            <text:p>PS_MIO12_500</text:p>
          </table:table-cell>
          <table:table-cell office:value-type="float" office:value="55.264" calcext:value-type="float">
            <text:p>55.264</text:p>
          </table:table-cell>
          <table:table-cell office:value-type="float" office:value="55.819" calcext:value-type="float">
            <text:p>55.819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1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PAD_X1Y88</text:p>
          </table:table-cell>
          <table:table-cell office:value-type="string" calcext:value-type="string">
            <text:p>PS_MIO11_500</text:p>
          </table:table-cell>
          <table:table-cell office:value-type="float" office:value="59.996" calcext:value-type="float">
            <text:p>59.996</text:p>
          </table:table-cell>
          <table:table-cell office:value-type="float" office:value="60.599" calcext:value-type="float">
            <text:p>60.599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1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IOPAD_X1Y87</text:p>
          </table:table-cell>
          <table:table-cell office:value-type="string" calcext:value-type="string">
            <text:p>PS_MIO10_500</text:p>
          </table:table-cell>
          <table:table-cell office:value-type="float" office:value="25.831" calcext:value-type="float">
            <text:p>25.831</text:p>
          </table:table-cell>
          <table:table-cell office:value-type="float" office:value="26.091" calcext:value-type="float">
            <text:p>26.091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1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IOPAD_X1Y86</text:p>
          </table:table-cell>
          <table:table-cell office:value-type="string" calcext:value-type="string">
            <text:p>PS_MIO9_500</text:p>
          </table:table-cell>
          <table:table-cell office:value-type="float" office:value="54.213" calcext:value-type="float">
            <text:p>54.213</text:p>
          </table:table-cell>
          <table:table-cell office:value-type="float" office:value="54.758" calcext:value-type="float">
            <text:p>54.758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9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IOPAD_X1Y85</text:p>
          </table:table-cell>
          <table:table-cell office:value-type="string" calcext:value-type="string">
            <text:p>PS_MIO8_500</text:p>
          </table:table-cell>
          <table:table-cell office:value-type="float" office:value="37.962" calcext:value-type="float">
            <text:p>37.962</text:p>
          </table:table-cell>
          <table:table-cell office:value-type="float" office:value="38.344" calcext:value-type="float">
            <text:p>38.344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8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IOPAD_X1Y84</text:p>
          </table:table-cell>
          <table:table-cell office:value-type="string" calcext:value-type="string">
            <text:p>PS_MIO7_500</text:p>
          </table:table-cell>
          <table:table-cell office:value-type="float" office:value="48.801" calcext:value-type="float">
            <text:p>48.801</text:p>
          </table:table-cell>
          <table:table-cell office:value-type="float" office:value="49.292" calcext:value-type="float">
            <text:p>49.292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7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IOPAD_X1Y83</text:p>
          </table:table-cell>
          <table:table-cell office:value-type="string" calcext:value-type="string">
            <text:p>PS_MIO6_500</text:p>
          </table:table-cell>
          <table:table-cell office:value-type="float" office:value="74.802" calcext:value-type="float">
            <text:p>74.802</text:p>
          </table:table-cell>
          <table:table-cell office:value-type="float" office:value="75.553" calcext:value-type="float">
            <text:p>75.553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6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PAD_X1Y82</text:p>
          </table:table-cell>
          <table:table-cell office:value-type="string" calcext:value-type="string">
            <text:p>PS_MIO5_500</text:p>
          </table:table-cell>
          <table:table-cell office:value-type="float" office:value="75.763" calcext:value-type="float">
            <text:p>75.763</text:p>
          </table:table-cell>
          <table:table-cell office:value-type="float" office:value="76.524" calcext:value-type="float">
            <text:p>76.524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5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IOPAD_X1Y81</text:p>
          </table:table-cell>
          <table:table-cell office:value-type="string" calcext:value-type="string">
            <text:p>PS_MIO4_500</text:p>
          </table:table-cell>
          <table:table-cell office:value-type="float" office:value="41.43" calcext:value-type="float">
            <text:p>41.43</text:p>
          </table:table-cell>
          <table:table-cell office:value-type="float" office:value="41.847" calcext:value-type="float">
            <text:p>41.847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4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PAD_X1Y80</text:p>
          </table:table-cell>
          <table:table-cell office:value-type="string" calcext:value-type="string">
            <text:p>PS_MIO3_500</text:p>
          </table:table-cell>
          <table:table-cell office:value-type="float" office:value="43.949" calcext:value-type="float">
            <text:p>43.949</text:p>
          </table:table-cell>
          <table:table-cell office:value-type="float" office:value="44.391" calcext:value-type="float">
            <text:p>44.391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3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IOPAD_X1Y79</text:p>
          </table:table-cell>
          <table:table-cell office:value-type="string" calcext:value-type="string">
            <text:p>PS_MIO2_500</text:p>
          </table:table-cell>
          <table:table-cell office:value-type="float" office:value="81.267" calcext:value-type="float">
            <text:p>81.267</text:p>
          </table:table-cell>
          <table:table-cell office:value-type="float" office:value="82.083" calcext:value-type="float">
            <text:p>82.083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2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IOPAD_X1Y78</text:p>
          </table:table-cell>
          <table:table-cell office:value-type="string" calcext:value-type="string">
            <text:p>PS_MIO1_500</text:p>
          </table:table-cell>
          <table:table-cell office:value-type="float" office:value="88.857" calcext:value-type="float">
            <text:p>88.857</text:p>
          </table:table-cell>
          <table:table-cell office:value-type="float" office:value="89.75" calcext:value-type="float">
            <text:p>89.75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1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PAD_X1Y77</text:p>
          </table:table-cell>
          <table:table-cell office:value-type="string" calcext:value-type="string">
            <text:p>PS_MIO0_500</text:p>
          </table:table-cell>
          <table:table-cell office:value-type="float" office:value="44.473" calcext:value-type="float">
            <text:p>44.473</text:p>
          </table:table-cell>
          <table:table-cell office:value-type="float" office:value="44.92" calcext:value-type="float">
            <text:p>44.92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mio[0]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LOW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IOPAD_X1Y2</text:p>
          </table:table-cell>
          <table:table-cell office:value-type="string" calcext:value-type="string">
            <text:p>PS_DDR_VRN_502</text:p>
          </table:table-cell>
          <table:table-cell office:value-type="float" office:value="75.083" calcext:value-type="float">
            <text:p>75.083</text:p>
          </table:table-cell>
          <table:table-cell office:value-type="float" office:value="75.838" calcext:value-type="float">
            <text:p>75.838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ddr_vrn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IOPAD_X1Y3</text:p>
          </table:table-cell>
          <table:table-cell office:value-type="string" calcext:value-type="string">
            <text:p>PS_DDR_VRP_502</text:p>
          </table:table-cell>
          <table:table-cell office:value-type="float" office:value="76.712" calcext:value-type="float">
            <text:p>76.712</text:p>
          </table:table-cell>
          <table:table-cell office:value-type="float" office:value="77.483" calcext:value-type="float">
            <text:p>77.483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ddr_vrp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SSTL135_T_DCI</text:p>
          </table:table-cell>
          <table:table-cell/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PAD_X1Y26</text:p>
          </table:table-cell>
          <table:table-cell office:value-type="string" calcext:value-type="string">
            <text:p>PS_CLK_500</text:p>
          </table:table-cell>
          <table:table-cell office:value-type="float" office:value="30.054" calcext:value-type="float">
            <text:p>30.054</text:p>
          </table:table-cell>
          <table:table-cell office:value-type="float" office:value="30.356" calcext:value-type="float">
            <text:p>30.356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ps_clk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OPAD_X1Y132</text:p>
          </table:table-cell>
          <table:table-cell office:value-type="string" calcext:value-type="string">
            <text:p>PS_POR_B_500</text:p>
          </table:table-cell>
          <table:table-cell office:value-type="float" office:value="52.631" calcext:value-type="float">
            <text:p>52.631</text:p>
          </table:table-cell>
          <table:table-cell office:value-type="float" office:value="53.16" calcext:value-type="float">
            <text:p>53.16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ps_porb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IOPAD_X1Y134</text:p>
          </table:table-cell>
          <table:table-cell office:value-type="string" calcext:value-type="string">
            <text:p>PS_SRST_B_501</text:p>
          </table:table-cell>
          <table:table-cell office:value-type="float" office:value="39.183" calcext:value-type="float">
            <text:p>39.183</text:p>
          </table:table-cell>
          <table:table-cell office:value-type="float" office:value="39.577" calcext:value-type="float">
            <text:p>39.577</text:p>
          </table:table-cell>
          <table:table-cell/>
          <table:table-cell office:value-type="string" calcext:value-type="string">
            <text:p>FIXED_IO_51295</text:p>
          </table:table-cell>
          <table:table-cell office:value-type="string" calcext:value-type="string">
            <text:p>FIXED_IMIO_ps_srstb</text:p>
          </table:table-cell>
          <table:table-cell office:value-type="string" calcext:value-type="string">
            <text:p>INOUT</text:p>
          </table:table-cell>
          <table:table-cell table:number-columns-repeated="2"/>
          <table:table-cell office:value-type="string" calcext:value-type="string">
            <text:p>LVCMOS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table:number-columns-repeated="8"/>
          <table:table-cell office:value-type="string" calcext:value-type="string">
            <text:p>FP_VTT_5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IPAD_X0Y31</text:p>
          </table:table-cell>
          <table:table-cell office:value-type="string" calcext:value-type="string">
            <text:p>VN_0</text:p>
          </table:table-cell>
          <table:table-cell office:value-type="float" office:value="77.336" calcext:value-type="float">
            <text:p>77.336</text:p>
          </table:table-cell>
          <table:table-cell office:value-type="float" office:value="78.114" calcext:value-type="float">
            <text:p>78.114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IPAD_X0Y30</text:p>
          </table:table-cell>
          <table:table-cell office:value-type="string" calcext:value-type="string">
            <text:p>VP_0</text:p>
          </table:table-cell>
          <table:table-cell office:value-type="float" office:value="71.657" calcext:value-type="float">
            <text:p>71.657</text:p>
          </table:table-cell>
          <table:table-cell office:value-type="float" office:value="72.377" calcext:value-type="float">
            <text:p>72.377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10</text:p>
          </table:table-cell>
          <table:table-cell/>
          <table:table-cell office:value-type="string" calcext:value-type="string">
            <text:p>DONE_0</text:p>
          </table:table-cell>
          <table:table-cell office:value-type="float" office:value="56.017" calcext:value-type="float">
            <text:p>56.017</text:p>
          </table:table-cell>
          <table:table-cell office:value-type="float" office:value="56.58" calcext:value-type="float">
            <text:p>56.58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12</text:p>
          </table:table-cell>
          <table:table-cell/>
          <table:table-cell office:value-type="string" calcext:value-type="string">
            <text:p>DXP_0</text:p>
          </table:table-cell>
          <table:table-cell office:value-type="float" office:value="75.538" calcext:value-type="float">
            <text:p>75.538</text:p>
          </table:table-cell>
          <table:table-cell office:value-type="float" office:value="76.297" calcext:value-type="float">
            <text:p>76.297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11</text:p>
          </table:table-cell>
          <table:table-cell/>
          <table:table-cell office:value-type="string" calcext:value-type="string">
            <text:p>GNDADC_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12</text:p>
          </table:table-cell>
          <table:table-cell/>
          <table:table-cell office:value-type="string" calcext:value-type="string">
            <text:p>VCCADC_0</text:p>
          </table:table-cell>
          <table:table-cell office:value-type="float" office:value="47.94" calcext:value-type="float">
            <text:p>47.94</text:p>
          </table:table-cell>
          <table:table-cell office:value-type="float" office:value="48.422" calcext:value-type="float">
            <text:p>48.422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12</text:p>
          </table:table-cell>
          <table:table-cell/>
          <table:table-cell office:value-type="string" calcext:value-type="string">
            <text:p>VREFP_0</text:p>
          </table:table-cell>
          <table:table-cell office:value-type="float" office:value="91.511" calcext:value-type="float">
            <text:p>91.511</text:p>
          </table:table-cell>
          <table:table-cell office:value-type="float" office:value="92.43" calcext:value-type="float">
            <text:p>92.43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14</text:p>
          </table:table-cell>
          <table:table-cell/>
          <table:table-cell office:value-type="string" calcext:value-type="string">
            <text:p>VCCBATT_0</text:p>
          </table:table-cell>
          <table:table-cell office:value-type="float" office:value="45.704" calcext:value-type="float">
            <text:p>45.704</text:p>
          </table:table-cell>
          <table:table-cell office:value-type="float" office:value="46.163" calcext:value-type="float">
            <text:p>46.163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11</text:p>
          </table:table-cell>
          <table:table-cell/>
          <table:table-cell office:value-type="string" calcext:value-type="string">
            <text:p>TCK_0</text:p>
          </table:table-cell>
          <table:table-cell office:value-type="float" office:value="30.888" calcext:value-type="float">
            <text:p>30.888</text:p>
          </table:table-cell>
          <table:table-cell office:value-type="float" office:value="31.198" calcext:value-type="float">
            <text:p>31.198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11</text:p>
          </table:table-cell>
          <table:table-cell/>
          <table:table-cell office:value-type="string" calcext:value-type="string">
            <text:p>DXN_0</text:p>
          </table:table-cell>
          <table:table-cell office:value-type="float" office:value="77.608" calcext:value-type="float">
            <text:p>77.608</text:p>
          </table:table-cell>
          <table:table-cell office:value-type="float" office:value="78.388" calcext:value-type="float">
            <text:p>78.388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11</text:p>
          </table:table-cell>
          <table:table-cell/>
          <table:table-cell office:value-type="string" calcext:value-type="string">
            <text:p>VREFN_0</text:p>
          </table:table-cell>
          <table:table-cell office:value-type="float" office:value="90.729" calcext:value-type="float">
            <text:p>90.729</text:p>
          </table:table-cell>
          <table:table-cell office:value-type="float" office:value="91.641" calcext:value-type="float">
            <text:p>91.641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8</text:p>
          </table:table-cell>
          <table:table-cell/>
          <table:table-cell office:value-type="string" calcext:value-type="string">
            <text:p>INIT_B_0</text:p>
          </table:table-cell>
          <table:table-cell office:value-type="float" office:value="88.038" calcext:value-type="float">
            <text:p>88.038</text:p>
          </table:table-cell>
          <table:table-cell office:value-type="float" office:value="88.923" calcext:value-type="float">
            <text:p>88.923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9</text:p>
          </table:table-cell>
          <table:table-cell/>
          <table:table-cell office:value-type="string" calcext:value-type="string">
            <text:p>TDI_0</text:p>
          </table:table-cell>
          <table:table-cell office:value-type="float" office:value="136.104" calcext:value-type="float">
            <text:p>136.104</text:p>
          </table:table-cell>
          <table:table-cell office:value-type="float" office:value="137.472" calcext:value-type="float">
            <text:p>137.472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TDO_0</text:p>
          </table:table-cell>
          <table:table-cell office:value-type="float" office:value="145.46" calcext:value-type="float">
            <text:p>145.46</text:p>
          </table:table-cell>
          <table:table-cell office:value-type="float" office:value="146.922" calcext:value-type="float">
            <text:p>146.922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9</text:p>
          </table:table-cell>
          <table:table-cell/>
          <table:table-cell office:value-type="string" calcext:value-type="string">
            <text:p>CFGBVS_0</text:p>
          </table:table-cell>
          <table:table-cell office:value-type="float" office:value="51.974" calcext:value-type="float">
            <text:p>51.974</text:p>
          </table:table-cell>
          <table:table-cell office:value-type="float" office:value="52.496" calcext:value-type="float">
            <text:p>52.496</text:p>
          </table:table-cell>
          <table:table-cell table:number-columns-repeated="18"/>
          <table:table-cell office:value-type="string" calcext:value-type="string">
            <text:p>CFGBVS_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/>
          <table:table-cell office:value-type="string" calcext:value-type="string">
            <text:p>PROGRAM_B_0</text:p>
          </table:table-cell>
          <table:table-cell office:value-type="float" office:value="29.136" calcext:value-type="float">
            <text:p>29.136</text:p>
          </table:table-cell>
          <table:table-cell office:value-type="float" office:value="29.429" calcext:value-type="float">
            <text:p>29.429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10</text:p>
          </table:table-cell>
          <table:table-cell/>
          <table:table-cell office:value-type="string" calcext:value-type="string">
            <text:p>TMS_0</text:p>
          </table:table-cell>
          <table:table-cell office:value-type="float" office:value="114.667" calcext:value-type="float">
            <text:p>114.667</text:p>
          </table:table-cell>
          <table:table-cell office:value-type="float" office:value="115.82" calcext:value-type="float">
            <text:p>115.82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11</text:p>
          </table:table-cell>
          <table:table-cell/>
          <table:table-cell office:value-type="string" calcext:value-type="string">
            <text:p>VCCO_0</text:p>
          </table:table-cell>
          <table:table-cell table:number-columns-repeated="20"/>
          <table:table-cell office:value-type="string" calcext:value-type="string">
            <text:p>VCCO_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IOB_X0Y49</text:p>
          </table:table-cell>
          <table:table-cell office:value-type="string" calcext:value-type="string">
            <text:p>IO_0_13</text:p>
          </table:table-cell>
          <table:table-cell office:value-type="float" office:value="108.106" calcext:value-type="float">
            <text:p>108.106</text:p>
          </table:table-cell>
          <table:table-cell office:value-type="float" office:value="109.192" calcext:value-type="float">
            <text:p>109.19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B_X0Y48</text:p>
          </table:table-cell>
          <table:table-cell office:value-type="string" calcext:value-type="string">
            <text:p>IO_L1P_T0_13</text:p>
          </table:table-cell>
          <table:table-cell office:value-type="float" office:value="177.519" calcext:value-type="float">
            <text:p>177.519</text:p>
          </table:table-cell>
          <table:table-cell office:value-type="float" office:value="179.303" calcext:value-type="float">
            <text:p>179.30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IOB_X0Y47</text:p>
          </table:table-cell>
          <table:table-cell office:value-type="string" calcext:value-type="string">
            <text:p>IO_L1N_T0_13</text:p>
          </table:table-cell>
          <table:table-cell office:value-type="float" office:value="161.848" calcext:value-type="float">
            <text:p>161.848</text:p>
          </table:table-cell>
          <table:table-cell office:value-type="float" office:value="163.474" calcext:value-type="float">
            <text:p>163.474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IOB_X0Y46</text:p>
          </table:table-cell>
          <table:table-cell office:value-type="string" calcext:value-type="string">
            <text:p>IO_L2P_T0_13</text:p>
          </table:table-cell>
          <table:table-cell office:value-type="float" office:value="189.54" calcext:value-type="float">
            <text:p>189.54</text:p>
          </table:table-cell>
          <table:table-cell office:value-type="float" office:value="191.445" calcext:value-type="float">
            <text:p>191.445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15</text:p>
          </table:table-cell>
          <table:table-cell office:value-type="string" calcext:value-type="string">
            <text:p>IOB_X0Y45</text:p>
          </table:table-cell>
          <table:table-cell office:value-type="string" calcext:value-type="string">
            <text:p>IO_L2N_T0_13</text:p>
          </table:table-cell>
          <table:table-cell office:value-type="float" office:value="180.553" calcext:value-type="float">
            <text:p>180.553</text:p>
          </table:table-cell>
          <table:table-cell office:value-type="float" office:value="182.368" calcext:value-type="float">
            <text:p>182.368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IOB_X0Y44</text:p>
          </table:table-cell>
          <table:table-cell office:value-type="string" calcext:value-type="string">
            <text:p>IO_L3P_T0_DQS_13</text:p>
          </table:table-cell>
          <table:table-cell office:value-type="float" office:value="199.717" calcext:value-type="float">
            <text:p>199.717</text:p>
          </table:table-cell>
          <table:table-cell office:value-type="float" office:value="201.724" calcext:value-type="float">
            <text:p>201.724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B_X0Y43</text:p>
          </table:table-cell>
          <table:table-cell office:value-type="string" calcext:value-type="string">
            <text:p>IO_L3N_T0_DQS_13</text:p>
          </table:table-cell>
          <table:table-cell office:value-type="float" office:value="191.645" calcext:value-type="float">
            <text:p>191.645</text:p>
          </table:table-cell>
          <table:table-cell office:value-type="float" office:value="193.571" calcext:value-type="float">
            <text:p>193.571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IOB_X0Y42</text:p>
          </table:table-cell>
          <table:table-cell office:value-type="string" calcext:value-type="string">
            <text:p>IO_L4P_T0_13</text:p>
          </table:table-cell>
          <table:table-cell office:value-type="float" office:value="201.669" calcext:value-type="float">
            <text:p>201.669</text:p>
          </table:table-cell>
          <table:table-cell office:value-type="float" office:value="203.696" calcext:value-type="float">
            <text:p>203.696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IOB_X0Y41</text:p>
          </table:table-cell>
          <table:table-cell office:value-type="string" calcext:value-type="string">
            <text:p>IO_L4N_T0_13</text:p>
          </table:table-cell>
          <table:table-cell office:value-type="float" office:value="187.023" calcext:value-type="float">
            <text:p>187.023</text:p>
          </table:table-cell>
          <table:table-cell office:value-type="float" office:value="188.903" calcext:value-type="float">
            <text:p>188.90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IOB_X0Y40</text:p>
          </table:table-cell>
          <table:table-cell office:value-type="string" calcext:value-type="string">
            <text:p>IO_L5P_T0_13</text:p>
          </table:table-cell>
          <table:table-cell office:value-type="float" office:value="195.241" calcext:value-type="float">
            <text:p>195.241</text:p>
          </table:table-cell>
          <table:table-cell office:value-type="float" office:value="197.203" calcext:value-type="float">
            <text:p>197.20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B_X0Y39</text:p>
          </table:table-cell>
          <table:table-cell office:value-type="string" calcext:value-type="string">
            <text:p>IO_L5N_T0_13</text:p>
          </table:table-cell>
          <table:table-cell office:value-type="float" office:value="200.17" calcext:value-type="float">
            <text:p>200.17</text:p>
          </table:table-cell>
          <table:table-cell office:value-type="float" office:value="202.182" calcext:value-type="float">
            <text:p>202.18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B_X0Y38</text:p>
          </table:table-cell>
          <table:table-cell office:value-type="string" calcext:value-type="string">
            <text:p>IO_L6P_T0_13</text:p>
          </table:table-cell>
          <table:table-cell office:value-type="float" office:value="164.229" calcext:value-type="float">
            <text:p>164.229</text:p>
          </table:table-cell>
          <table:table-cell office:value-type="float" office:value="165.88" calcext:value-type="float">
            <text:p>165.88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B_X0Y37</text:p>
          </table:table-cell>
          <table:table-cell office:value-type="string" calcext:value-type="string">
            <text:p>IO_L6N_T0_VREF_13</text:p>
          </table:table-cell>
          <table:table-cell office:value-type="float" office:value="166.084" calcext:value-type="float">
            <text:p>166.084</text:p>
          </table:table-cell>
          <table:table-cell office:value-type="float" office:value="167.753" calcext:value-type="float">
            <text:p>167.75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12</text:p>
          </table:table-cell>
          <table:table-cell office:value-type="string" calcext:value-type="string">
            <text:p>IOB_X0Y33</text:p>
          </table:table-cell>
          <table:table-cell office:value-type="string" calcext:value-type="string">
            <text:p>IO_L8N_T1_13</text:p>
          </table:table-cell>
          <table:table-cell office:value-type="float" office:value="156.2" calcext:value-type="float">
            <text:p>156.2</text:p>
          </table:table-cell>
          <table:table-cell office:value-type="float" office:value="157.77" calcext:value-type="float">
            <text:p>157.77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13</text:p>
          </table:table-cell>
          <table:table-cell office:value-type="string" calcext:value-type="string">
            <text:p>IOB_X0Y32</text:p>
          </table:table-cell>
          <table:table-cell office:value-type="string" calcext:value-type="string">
            <text:p>IO_L9P_T1_DQS_13</text:p>
          </table:table-cell>
          <table:table-cell office:value-type="float" office:value="144.075" calcext:value-type="float">
            <text:p>144.075</text:p>
          </table:table-cell>
          <table:table-cell office:value-type="float" office:value="145.523" calcext:value-type="float">
            <text:p>145.52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14</text:p>
          </table:table-cell>
          <table:table-cell office:value-type="string" calcext:value-type="string">
            <text:p>IOB_X0Y31</text:p>
          </table:table-cell>
          <table:table-cell office:value-type="string" calcext:value-type="string">
            <text:p>IO_L9N_T1_DQS_13</text:p>
          </table:table-cell>
          <table:table-cell office:value-type="float" office:value="133.356" calcext:value-type="float">
            <text:p>133.356</text:p>
          </table:table-cell>
          <table:table-cell office:value-type="float" office:value="134.696" calcext:value-type="float">
            <text:p>134.696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2</text:p>
          </table:table-cell>
          <table:table-cell office:value-type="string" calcext:value-type="string">
            <text:p>IOB_X0Y30</text:p>
          </table:table-cell>
          <table:table-cell office:value-type="string" calcext:value-type="string">
            <text:p>IO_L10P_T1_13</text:p>
          </table:table-cell>
          <table:table-cell office:value-type="float" office:value="144.131" calcext:value-type="float">
            <text:p>144.131</text:p>
          </table:table-cell>
          <table:table-cell office:value-type="float" office:value="145.58" calcext:value-type="float">
            <text:p>145.58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IOB_X0Y29</text:p>
          </table:table-cell>
          <table:table-cell office:value-type="string" calcext:value-type="string">
            <text:p>IO_L10N_T1_13</text:p>
          </table:table-cell>
          <table:table-cell office:value-type="float" office:value="132.859" calcext:value-type="float">
            <text:p>132.859</text:p>
          </table:table-cell>
          <table:table-cell office:value-type="float" office:value="134.195" calcext:value-type="float">
            <text:p>134.195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B_X0Y26</text:p>
          </table:table-cell>
          <table:table-cell office:value-type="string" calcext:value-type="string">
            <text:p>IO_L12P_T1_MRCC_13</text:p>
          </table:table-cell>
          <table:table-cell office:value-type="float" office:value="128.808" calcext:value-type="float">
            <text:p>128.808</text:p>
          </table:table-cell>
          <table:table-cell office:value-type="float" office:value="130.103" calcext:value-type="float">
            <text:p>130.10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5</text:p>
          </table:table-cell>
          <table:table-cell office:value-type="string" calcext:value-type="string">
            <text:p>IOB_X0Y25</text:p>
          </table:table-cell>
          <table:table-cell office:value-type="string" calcext:value-type="string">
            <text:p>IO_L12N_T1_MRCC_13</text:p>
          </table:table-cell>
          <table:table-cell office:value-type="float" office:value="124.609" calcext:value-type="float">
            <text:p>124.609</text:p>
          </table:table-cell>
          <table:table-cell office:value-type="float" office:value="125.861" calcext:value-type="float">
            <text:p>125.861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IOB_X0Y24</text:p>
          </table:table-cell>
          <table:table-cell office:value-type="string" calcext:value-type="string">
            <text:p>IO_L13P_T2_MRCC_13</text:p>
          </table:table-cell>
          <table:table-cell office:value-type="float" office:value="57.413" calcext:value-type="float">
            <text:p>57.413</text:p>
          </table:table-cell>
          <table:table-cell office:value-type="float" office:value="57.99" calcext:value-type="float">
            <text:p>57.99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IOB_X0Y23</text:p>
          </table:table-cell>
          <table:table-cell office:value-type="string" calcext:value-type="string">
            <text:p>IO_L13N_T2_MRCC_13</text:p>
          </table:table-cell>
          <table:table-cell office:value-type="float" office:value="63.92" calcext:value-type="float">
            <text:p>63.92</text:p>
          </table:table-cell>
          <table:table-cell office:value-type="float" office:value="64.563" calcext:value-type="float">
            <text:p>64.56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21</text:p>
          </table:table-cell>
          <table:table-cell office:value-type="string" calcext:value-type="string">
            <text:p>IOB_X0Y20</text:p>
          </table:table-cell>
          <table:table-cell office:value-type="string" calcext:value-type="string">
            <text:p>IO_L15P_T2_DQS_13</text:p>
          </table:table-cell>
          <table:table-cell office:value-type="float" office:value="103.805" calcext:value-type="float">
            <text:p>103.805</text:p>
          </table:table-cell>
          <table:table-cell office:value-type="float" office:value="104.848" calcext:value-type="float">
            <text:p>104.848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22</text:p>
          </table:table-cell>
          <table:table-cell office:value-type="string" calcext:value-type="string">
            <text:p>IOB_X0Y19</text:p>
          </table:table-cell>
          <table:table-cell office:value-type="string" calcext:value-type="string">
            <text:p>IO_L15N_T2_DQS_13</text:p>
          </table:table-cell>
          <table:table-cell office:value-type="float" office:value="102.761" calcext:value-type="float">
            <text:p>102.761</text:p>
          </table:table-cell>
          <table:table-cell office:value-type="float" office:value="103.794" calcext:value-type="float">
            <text:p>103.794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IOB_X0Y18</text:p>
          </table:table-cell>
          <table:table-cell office:value-type="string" calcext:value-type="string">
            <text:p>IO_L16P_T2_13</text:p>
          </table:table-cell>
          <table:table-cell office:value-type="float" office:value="82.394" calcext:value-type="float">
            <text:p>82.394</text:p>
          </table:table-cell>
          <table:table-cell office:value-type="float" office:value="83.223" calcext:value-type="float">
            <text:p>83.22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19</text:p>
          </table:table-cell>
          <table:table-cell office:value-type="string" calcext:value-type="string">
            <text:p>IOB_X0Y17</text:p>
          </table:table-cell>
          <table:table-cell office:value-type="string" calcext:value-type="string">
            <text:p>IO_L16N_T2_13</text:p>
          </table:table-cell>
          <table:table-cell office:value-type="float" office:value="81.591" calcext:value-type="float">
            <text:p>81.591</text:p>
          </table:table-cell>
          <table:table-cell office:value-type="float" office:value="82.411" calcext:value-type="float">
            <text:p>82.411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16</text:p>
          </table:table-cell>
          <table:table-cell office:value-type="string" calcext:value-type="string">
            <text:p>IOB_X0Y16</text:p>
          </table:table-cell>
          <table:table-cell office:value-type="string" calcext:value-type="string">
            <text:p>IO_L17P_T2_13</text:p>
          </table:table-cell>
          <table:table-cell office:value-type="float" office:value="84.875" calcext:value-type="float">
            <text:p>84.875</text:p>
          </table:table-cell>
          <table:table-cell office:value-type="float" office:value="85.728" calcext:value-type="float">
            <text:p>85.728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17</text:p>
          </table:table-cell>
          <table:table-cell office:value-type="string" calcext:value-type="string">
            <text:p>IOB_X0Y15</text:p>
          </table:table-cell>
          <table:table-cell office:value-type="string" calcext:value-type="string">
            <text:p>IO_L17N_T2_13</text:p>
          </table:table-cell>
          <table:table-cell office:value-type="float" office:value="79.697" calcext:value-type="float">
            <text:p>79.697</text:p>
          </table:table-cell>
          <table:table-cell office:value-type="float" office:value="80.498" calcext:value-type="float">
            <text:p>80.498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IOB_X0Y14</text:p>
          </table:table-cell>
          <table:table-cell office:value-type="string" calcext:value-type="string">
            <text:p>IO_L18P_T2_13</text:p>
          </table:table-cell>
          <table:table-cell office:value-type="float" office:value="64.428" calcext:value-type="float">
            <text:p>64.428</text:p>
          </table:table-cell>
          <table:table-cell office:value-type="float" office:value="65.075" calcext:value-type="float">
            <text:p>65.075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IOB_X0Y12</text:p>
          </table:table-cell>
          <table:table-cell office:value-type="string" calcext:value-type="string">
            <text:p>IO_L19P_T3_13</text:p>
          </table:table-cell>
          <table:table-cell office:value-type="float" office:value="60.182" calcext:value-type="float">
            <text:p>60.182</text:p>
          </table:table-cell>
          <table:table-cell office:value-type="float" office:value="60.787" calcext:value-type="float">
            <text:p>60.787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IOB_X0Y11</text:p>
          </table:table-cell>
          <table:table-cell office:value-type="string" calcext:value-type="string">
            <text:p>IO_L19N_T3_VREF_13</text:p>
          </table:table-cell>
          <table:table-cell office:value-type="float" office:value="46.593" calcext:value-type="float">
            <text:p>46.593</text:p>
          </table:table-cell>
          <table:table-cell office:value-type="float" office:value="47.062" calcext:value-type="float">
            <text:p>47.06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IOB_X0Y10</text:p>
          </table:table-cell>
          <table:table-cell office:value-type="string" calcext:value-type="string">
            <text:p>IO_L20P_T3_13</text:p>
          </table:table-cell>
          <table:table-cell office:value-type="float" office:value="47.81" calcext:value-type="float">
            <text:p>47.81</text:p>
          </table:table-cell>
          <table:table-cell office:value-type="float" office:value="48.29" calcext:value-type="float">
            <text:p>48.29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19</text:p>
          </table:table-cell>
          <table:table-cell office:value-type="string" calcext:value-type="string">
            <text:p>IOB_X0Y9</text:p>
          </table:table-cell>
          <table:table-cell office:value-type="string" calcext:value-type="string">
            <text:p>IO_L20N_T3_13</text:p>
          </table:table-cell>
          <table:table-cell office:value-type="float" office:value="37.854" calcext:value-type="float">
            <text:p>37.854</text:p>
          </table:table-cell>
          <table:table-cell office:value-type="float" office:value="38.235" calcext:value-type="float">
            <text:p>38.235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IOB_X0Y8</text:p>
          </table:table-cell>
          <table:table-cell office:value-type="string" calcext:value-type="string">
            <text:p>IO_L21P_T3_DQS_13</text:p>
          </table:table-cell>
          <table:table-cell office:value-type="float" office:value="40.891" calcext:value-type="float">
            <text:p>40.891</text:p>
          </table:table-cell>
          <table:table-cell office:value-type="float" office:value="41.302" calcext:value-type="float">
            <text:p>41.30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18</text:p>
          </table:table-cell>
          <table:table-cell office:value-type="string" calcext:value-type="string">
            <text:p>IOB_X0Y7</text:p>
          </table:table-cell>
          <table:table-cell office:value-type="string" calcext:value-type="string">
            <text:p>IO_L21N_T3_DQS_13</text:p>
          </table:table-cell>
          <table:table-cell office:value-type="float" office:value="42.954" calcext:value-type="float">
            <text:p>42.954</text:p>
          </table:table-cell>
          <table:table-cell office:value-type="float" office:value="43.385" calcext:value-type="float">
            <text:p>43.385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IOB_X0Y6</text:p>
          </table:table-cell>
          <table:table-cell office:value-type="string" calcext:value-type="string">
            <text:p>IO_L22P_T3_13</text:p>
          </table:table-cell>
          <table:table-cell office:value-type="float" office:value="35.347" calcext:value-type="float">
            <text:p>35.347</text:p>
          </table:table-cell>
          <table:table-cell office:value-type="float" office:value="35.702" calcext:value-type="float">
            <text:p>35.70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IOB_X0Y5</text:p>
          </table:table-cell>
          <table:table-cell office:value-type="string" calcext:value-type="string">
            <text:p>IO_L22N_T3_13</text:p>
          </table:table-cell>
          <table:table-cell office:value-type="float" office:value="26.206" calcext:value-type="float">
            <text:p>26.206</text:p>
          </table:table-cell>
          <table:table-cell office:value-type="float" office:value="26.469" calcext:value-type="float">
            <text:p>26.469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IOB_X0Y4</text:p>
          </table:table-cell>
          <table:table-cell office:value-type="string" calcext:value-type="string">
            <text:p>IO_L23P_T3_13</text:p>
          </table:table-cell>
          <table:table-cell office:value-type="float" office:value="38.896" calcext:value-type="float">
            <text:p>38.896</text:p>
          </table:table-cell>
          <table:table-cell office:value-type="float" office:value="39.286" calcext:value-type="float">
            <text:p>39.286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IOB_X0Y3</text:p>
          </table:table-cell>
          <table:table-cell office:value-type="string" calcext:value-type="string">
            <text:p>IO_L23N_T3_13</text:p>
          </table:table-cell>
          <table:table-cell office:value-type="float" office:value="38.724" calcext:value-type="float">
            <text:p>38.724</text:p>
          </table:table-cell>
          <table:table-cell office:value-type="float" office:value="39.113" calcext:value-type="float">
            <text:p>39.113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17</text:p>
          </table:table-cell>
          <table:table-cell office:value-type="string" calcext:value-type="string">
            <text:p>IOB_X0Y2</text:p>
          </table:table-cell>
          <table:table-cell office:value-type="string" calcext:value-type="string">
            <text:p>IO_L24P_T3_13</text:p>
          </table:table-cell>
          <table:table-cell office:value-type="float" office:value="44.249" calcext:value-type="float">
            <text:p>44.249</text:p>
          </table:table-cell>
          <table:table-cell office:value-type="float" office:value="44.694" calcext:value-type="float">
            <text:p>44.694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IOB_X0Y1</text:p>
          </table:table-cell>
          <table:table-cell office:value-type="string" calcext:value-type="string">
            <text:p>IO_L24N_T3_13</text:p>
          </table:table-cell>
          <table:table-cell office:value-type="float" office:value="45.717" calcext:value-type="float">
            <text:p>45.717</text:p>
          </table:table-cell>
          <table:table-cell office:value-type="float" office:value="46.176" calcext:value-type="float">
            <text:p>46.176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IOB_X0Y0</text:p>
          </table:table-cell>
          <table:table-cell office:value-type="string" calcext:value-type="string">
            <text:p>IO_25_13</text:p>
          </table:table-cell>
          <table:table-cell office:value-type="float" office:value="22.365" calcext:value-type="float">
            <text:p>22.365</text:p>
          </table:table-cell>
          <table:table-cell office:value-type="float" office:value="22.59" calcext:value-type="float">
            <text:p>22.59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A13</text:p>
          </table:table-cell>
          <table:table-cell/>
          <table:table-cell office:value-type="string" calcext:value-type="string">
            <text:p>VCCO_13</text:p>
          </table:table-cell>
          <table:table-cell table:number-columns-repeated="20"/>
          <table:table-cell office:value-type="string" calcext:value-type="string">
            <text:p>VCCO_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20</text:p>
          </table:table-cell>
          <table:table-cell/>
          <table:table-cell office:value-type="string" calcext:value-type="string">
            <text:p>VCCO_13</text:p>
          </table:table-cell>
          <table:table-cell table:number-columns-repeated="20"/>
          <table:table-cell office:value-type="string" calcext:value-type="string">
            <text:p>VCCO_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18</text:p>
          </table:table-cell>
          <table:table-cell/>
          <table:table-cell office:value-type="string" calcext:value-type="string">
            <text:p>VCCO_13</text:p>
          </table:table-cell>
          <table:table-cell table:number-columns-repeated="20"/>
          <table:table-cell office:value-type="string" calcext:value-type="string">
            <text:p>VCCO_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5</text:p>
          </table:table-cell>
          <table:table-cell/>
          <table:table-cell office:value-type="string" calcext:value-type="string">
            <text:p>VCCO_13</text:p>
          </table:table-cell>
          <table:table-cell table:number-columns-repeated="20"/>
          <table:table-cell office:value-type="string" calcext:value-type="string">
            <text:p>VCCO_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12</text:p>
          </table:table-cell>
          <table:table-cell/>
          <table:table-cell office:value-type="string" calcext:value-type="string">
            <text:p>VCCO_13</text:p>
          </table:table-cell>
          <table:table-cell table:number-columns-repeated="20"/>
          <table:table-cell office:value-type="string" calcext:value-type="string">
            <text:p>VCCO_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19</text:p>
          </table:table-cell>
          <table:table-cell/>
          <table:table-cell office:value-type="string" calcext:value-type="string">
            <text:p>VCCO_13</text:p>
          </table:table-cell>
          <table:table-cell table:number-columns-repeated="20"/>
          <table:table-cell office:value-type="string" calcext:value-type="string">
            <text:p>VCCO_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6</text:p>
          </table:table-cell>
          <table:table-cell/>
          <table:table-cell office:value-type="string" calcext:value-type="string">
            <text:p>VCCO_13</text:p>
          </table:table-cell>
          <table:table-cell table:number-columns-repeated="20"/>
          <table:table-cell office:value-type="string" calcext:value-type="string">
            <text:p>VCCO_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IOB_X1Y99</text:p>
          </table:table-cell>
          <table:table-cell office:value-type="string" calcext:value-type="string">
            <text:p>IO_0_34</text:p>
          </table:table-cell>
          <table:table-cell office:value-type="float" office:value="54.544" calcext:value-type="float">
            <text:p>54.544</text:p>
          </table:table-cell>
          <table:table-cell office:value-type="float" office:value="55.093" calcext:value-type="float">
            <text:p>55.09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IOB_X1Y98</text:p>
          </table:table-cell>
          <table:table-cell office:value-type="string" calcext:value-type="string">
            <text:p>IO_L1P_T0_34</text:p>
          </table:table-cell>
          <table:table-cell office:value-type="float" office:value="71.603" calcext:value-type="float">
            <text:p>71.603</text:p>
          </table:table-cell>
          <table:table-cell office:value-type="float" office:value="72.323" calcext:value-type="float">
            <text:p>72.32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IOB_X1Y97</text:p>
          </table:table-cell>
          <table:table-cell office:value-type="string" calcext:value-type="string">
            <text:p>IO_L1N_T0_34</text:p>
          </table:table-cell>
          <table:table-cell office:value-type="float" office:value="69.473" calcext:value-type="float">
            <text:p>69.473</text:p>
          </table:table-cell>
          <table:table-cell office:value-type="float" office:value="70.171" calcext:value-type="float">
            <text:p>70.171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IOB_X1Y96</text:p>
          </table:table-cell>
          <table:table-cell office:value-type="string" calcext:value-type="string">
            <text:p>IO_L2P_T0_34</text:p>
          </table:table-cell>
          <table:table-cell office:value-type="float" office:value="91.964" calcext:value-type="float">
            <text:p>91.964</text:p>
          </table:table-cell>
          <table:table-cell office:value-type="float" office:value="92.889" calcext:value-type="float">
            <text:p>92.889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IOB_X1Y95</text:p>
          </table:table-cell>
          <table:table-cell office:value-type="string" calcext:value-type="string">
            <text:p>IO_L2N_T0_34</text:p>
          </table:table-cell>
          <table:table-cell office:value-type="float" office:value="67.71" calcext:value-type="float">
            <text:p>67.71</text:p>
          </table:table-cell>
          <table:table-cell office:value-type="float" office:value="68.39" calcext:value-type="float">
            <text:p>68.39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IOB_X1Y94</text:p>
          </table:table-cell>
          <table:table-cell office:value-type="string" calcext:value-type="string">
            <text:p>IO_L3P_T0_DQS_PUDC_B_34</text:p>
          </table:table-cell>
          <table:table-cell office:value-type="float" office:value="78.964" calcext:value-type="float">
            <text:p>78.964</text:p>
          </table:table-cell>
          <table:table-cell office:value-type="float" office:value="79.757" calcext:value-type="float">
            <text:p>79.757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IOB_X1Y93</text:p>
          </table:table-cell>
          <table:table-cell office:value-type="string" calcext:value-type="string">
            <text:p>IO_L3N_T0_DQS_34</text:p>
          </table:table-cell>
          <table:table-cell office:value-type="float" office:value="62.862" calcext:value-type="float">
            <text:p>62.862</text:p>
          </table:table-cell>
          <table:table-cell office:value-type="float" office:value="63.494" calcext:value-type="float">
            <text:p>63.49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IOB_X1Y92</text:p>
          </table:table-cell>
          <table:table-cell office:value-type="string" calcext:value-type="string">
            <text:p>IO_L4P_T0_34</text:p>
          </table:table-cell>
          <table:table-cell office:value-type="float" office:value="107.373" calcext:value-type="float">
            <text:p>107.373</text:p>
          </table:table-cell>
          <table:table-cell office:value-type="float" office:value="108.453" calcext:value-type="float">
            <text:p>108.45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IOB_X1Y91</text:p>
          </table:table-cell>
          <table:table-cell office:value-type="string" calcext:value-type="string">
            <text:p>IO_L4N_T0_34</text:p>
          </table:table-cell>
          <table:table-cell office:value-type="float" office:value="86.633" calcext:value-type="float">
            <text:p>86.633</text:p>
          </table:table-cell>
          <table:table-cell office:value-type="float" office:value="87.504" calcext:value-type="float">
            <text:p>87.50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IOB_X1Y90</text:p>
          </table:table-cell>
          <table:table-cell office:value-type="string" calcext:value-type="string">
            <text:p>IO_L5P_T0_34</text:p>
          </table:table-cell>
          <table:table-cell office:value-type="float" office:value="88.454" calcext:value-type="float">
            <text:p>88.454</text:p>
          </table:table-cell>
          <table:table-cell office:value-type="float" office:value="89.343" calcext:value-type="float">
            <text:p>89.34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IOB_X1Y89</text:p>
          </table:table-cell>
          <table:table-cell office:value-type="string" calcext:value-type="string">
            <text:p>IO_L5N_T0_34</text:p>
          </table:table-cell>
          <table:table-cell office:value-type="float" office:value="111.801" calcext:value-type="float">
            <text:p>111.801</text:p>
          </table:table-cell>
          <table:table-cell office:value-type="float" office:value="112.925" calcext:value-type="float">
            <text:p>112.925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IOB_X1Y88</text:p>
          </table:table-cell>
          <table:table-cell office:value-type="string" calcext:value-type="string">
            <text:p>IO_L6P_T0_34</text:p>
          </table:table-cell>
          <table:table-cell office:value-type="float" office:value="63.721" calcext:value-type="float">
            <text:p>63.721</text:p>
          </table:table-cell>
          <table:table-cell office:value-type="float" office:value="64.362" calcext:value-type="float">
            <text:p>64.362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IOB_X1Y87</text:p>
          </table:table-cell>
          <table:table-cell office:value-type="string" calcext:value-type="string">
            <text:p>IO_L6N_T0_VREF_34</text:p>
          </table:table-cell>
          <table:table-cell office:value-type="float" office:value="62.822" calcext:value-type="float">
            <text:p>62.822</text:p>
          </table:table-cell>
          <table:table-cell office:value-type="float" office:value="63.454" calcext:value-type="float">
            <text:p>63.45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IOB_X1Y86</text:p>
          </table:table-cell>
          <table:table-cell office:value-type="string" calcext:value-type="string">
            <text:p>IO_L7P_T1_34</text:p>
          </table:table-cell>
          <table:table-cell office:value-type="float" office:value="57.466" calcext:value-type="float">
            <text:p>57.466</text:p>
          </table:table-cell>
          <table:table-cell office:value-type="float" office:value="58.044" calcext:value-type="float">
            <text:p>58.04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IOB_X1Y85</text:p>
          </table:table-cell>
          <table:table-cell office:value-type="string" calcext:value-type="string">
            <text:p>IO_L7N_T1_34</text:p>
          </table:table-cell>
          <table:table-cell office:value-type="float" office:value="56.375" calcext:value-type="float">
            <text:p>56.375</text:p>
          </table:table-cell>
          <table:table-cell office:value-type="float" office:value="56.942" calcext:value-type="float">
            <text:p>56.942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IOB_X1Y84</text:p>
          </table:table-cell>
          <table:table-cell office:value-type="string" calcext:value-type="string">
            <text:p>IO_L8P_T1_34</text:p>
          </table:table-cell>
          <table:table-cell office:value-type="float" office:value="55.802" calcext:value-type="float">
            <text:p>55.802</text:p>
          </table:table-cell>
          <table:table-cell office:value-type="float" office:value="56.363" calcext:value-type="float">
            <text:p>56.36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IOB_X1Y83</text:p>
          </table:table-cell>
          <table:table-cell office:value-type="string" calcext:value-type="string">
            <text:p>IO_L8N_T1_34</text:p>
          </table:table-cell>
          <table:table-cell office:value-type="float" office:value="64.841" calcext:value-type="float">
            <text:p>64.841</text:p>
          </table:table-cell>
          <table:table-cell office:value-type="float" office:value="65.492" calcext:value-type="float">
            <text:p>65.492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IOB_X1Y82</text:p>
          </table:table-cell>
          <table:table-cell office:value-type="string" calcext:value-type="string">
            <text:p>IO_L9P_T1_DQS_34</text:p>
          </table:table-cell>
          <table:table-cell office:value-type="float" office:value="51.082" calcext:value-type="float">
            <text:p>51.082</text:p>
          </table:table-cell>
          <table:table-cell office:value-type="float" office:value="51.595" calcext:value-type="float">
            <text:p>51.595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OB_X1Y81</text:p>
          </table:table-cell>
          <table:table-cell office:value-type="string" calcext:value-type="string">
            <text:p>IO_L9N_T1_DQS_34</text:p>
          </table:table-cell>
          <table:table-cell office:value-type="float" office:value="51.101" calcext:value-type="float">
            <text:p>51.101</text:p>
          </table:table-cell>
          <table:table-cell office:value-type="float" office:value="51.615" calcext:value-type="float">
            <text:p>51.615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IOB_X1Y80</text:p>
          </table:table-cell>
          <table:table-cell office:value-type="string" calcext:value-type="string">
            <text:p>IO_L10P_T1_34</text:p>
          </table:table-cell>
          <table:table-cell office:value-type="float" office:value="45.753" calcext:value-type="float">
            <text:p>45.753</text:p>
          </table:table-cell>
          <table:table-cell office:value-type="float" office:value="46.213" calcext:value-type="float">
            <text:p>46.21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OB_X1Y79</text:p>
          </table:table-cell>
          <table:table-cell office:value-type="string" calcext:value-type="string">
            <text:p>IO_L10N_T1_34</text:p>
          </table:table-cell>
          <table:table-cell office:value-type="float" office:value="57.818" calcext:value-type="float">
            <text:p>57.818</text:p>
          </table:table-cell>
          <table:table-cell office:value-type="float" office:value="58.399" calcext:value-type="float">
            <text:p>58.399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IOB_X1Y78</text:p>
          </table:table-cell>
          <table:table-cell office:value-type="string" calcext:value-type="string">
            <text:p>IO_L11P_T1_SRCC_34</text:p>
          </table:table-cell>
          <table:table-cell office:value-type="float" office:value="42.298" calcext:value-type="float">
            <text:p>42.298</text:p>
          </table:table-cell>
          <table:table-cell office:value-type="float" office:value="42.723" calcext:value-type="float">
            <text:p>42.72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IOB_X1Y77</text:p>
          </table:table-cell>
          <table:table-cell office:value-type="string" calcext:value-type="string">
            <text:p>IO_L11N_T1_SRCC_34</text:p>
          </table:table-cell>
          <table:table-cell office:value-type="float" office:value="52.828" calcext:value-type="float">
            <text:p>52.828</text:p>
          </table:table-cell>
          <table:table-cell office:value-type="float" office:value="53.359" calcext:value-type="float">
            <text:p>53.359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IOB_X1Y76</text:p>
          </table:table-cell>
          <table:table-cell office:value-type="string" calcext:value-type="string">
            <text:p>IO_L12P_T1_MRCC_34</text:p>
          </table:table-cell>
          <table:table-cell office:value-type="float" office:value="46.742" calcext:value-type="float">
            <text:p>46.742</text:p>
          </table:table-cell>
          <table:table-cell office:value-type="float" office:value="47.212" calcext:value-type="float">
            <text:p>47.212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IOB_X1Y75</text:p>
          </table:table-cell>
          <table:table-cell office:value-type="string" calcext:value-type="string">
            <text:p>IO_L12N_T1_MRCC_34</text:p>
          </table:table-cell>
          <table:table-cell office:value-type="float" office:value="57.162" calcext:value-type="float">
            <text:p>57.162</text:p>
          </table:table-cell>
          <table:table-cell office:value-type="float" office:value="57.736" calcext:value-type="float">
            <text:p>57.736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OB_X1Y74</text:p>
          </table:table-cell>
          <table:table-cell office:value-type="string" calcext:value-type="string">
            <text:p>IO_L13P_T2_MRCC_34</text:p>
          </table:table-cell>
          <table:table-cell office:value-type="float" office:value="74.588" calcext:value-type="float">
            <text:p>74.588</text:p>
          </table:table-cell>
          <table:table-cell office:value-type="float" office:value="75.338" calcext:value-type="float">
            <text:p>75.338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OB_X1Y73</text:p>
          </table:table-cell>
          <table:table-cell office:value-type="string" calcext:value-type="string">
            <text:p>IO_L13N_T2_MRCC_34</text:p>
          </table:table-cell>
          <table:table-cell office:value-type="float" office:value="87.891" calcext:value-type="float">
            <text:p>87.891</text:p>
          </table:table-cell>
          <table:table-cell office:value-type="float" office:value="88.775" calcext:value-type="float">
            <text:p>88.775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OB_X1Y72</text:p>
          </table:table-cell>
          <table:table-cell office:value-type="string" calcext:value-type="string">
            <text:p>IO_L14P_T2_SRCC_34</text:p>
          </table:table-cell>
          <table:table-cell office:value-type="float" office:value="113.057" calcext:value-type="float">
            <text:p>113.057</text:p>
          </table:table-cell>
          <table:table-cell office:value-type="float" office:value="114.193" calcext:value-type="float">
            <text:p>114.19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OB_X1Y71</text:p>
          </table:table-cell>
          <table:table-cell office:value-type="string" calcext:value-type="string">
            <text:p>IO_L14N_T2_SRCC_34</text:p>
          </table:table-cell>
          <table:table-cell office:value-type="float" office:value="88.79" calcext:value-type="float">
            <text:p>88.79</text:p>
          </table:table-cell>
          <table:table-cell office:value-type="float" office:value="89.682" calcext:value-type="float">
            <text:p>89.682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IOB_X1Y70</text:p>
          </table:table-cell>
          <table:table-cell office:value-type="string" calcext:value-type="string">
            <text:p>IO_L15P_T2_DQS_34</text:p>
          </table:table-cell>
          <table:table-cell office:value-type="float" office:value="61.652" calcext:value-type="float">
            <text:p>61.652</text:p>
          </table:table-cell>
          <table:table-cell office:value-type="float" office:value="62.271" calcext:value-type="float">
            <text:p>62.271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IOB_X1Y69</text:p>
          </table:table-cell>
          <table:table-cell office:value-type="string" calcext:value-type="string">
            <text:p>IO_L15N_T2_DQS_34</text:p>
          </table:table-cell>
          <table:table-cell office:value-type="float" office:value="60.315" calcext:value-type="float">
            <text:p>60.315</text:p>
          </table:table-cell>
          <table:table-cell office:value-type="float" office:value="60.922" calcext:value-type="float">
            <text:p>60.922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IOB_X1Y68</text:p>
          </table:table-cell>
          <table:table-cell office:value-type="string" calcext:value-type="string">
            <text:p>IO_L16P_T2_34</text:p>
          </table:table-cell>
          <table:table-cell office:value-type="float" office:value="69.756" calcext:value-type="float">
            <text:p>69.756</text:p>
          </table:table-cell>
          <table:table-cell office:value-type="float" office:value="70.457" calcext:value-type="float">
            <text:p>70.457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IOB_X1Y67</text:p>
          </table:table-cell>
          <table:table-cell office:value-type="string" calcext:value-type="string">
            <text:p>IO_L16N_T2_34</text:p>
          </table:table-cell>
          <table:table-cell office:value-type="float" office:value="77.132" calcext:value-type="float">
            <text:p>77.132</text:p>
          </table:table-cell>
          <table:table-cell office:value-type="float" office:value="77.907" calcext:value-type="float">
            <text:p>77.907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IOB_X1Y66</text:p>
          </table:table-cell>
          <table:table-cell office:value-type="string" calcext:value-type="string">
            <text:p>IO_L17P_T2_34</text:p>
          </table:table-cell>
          <table:table-cell office:value-type="float" office:value="99.247" calcext:value-type="float">
            <text:p>99.247</text:p>
          </table:table-cell>
          <table:table-cell office:value-type="float" office:value="100.244" calcext:value-type="float">
            <text:p>100.24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IOB_X1Y65</text:p>
          </table:table-cell>
          <table:table-cell office:value-type="string" calcext:value-type="string">
            <text:p>IO_L17N_T2_34</text:p>
          </table:table-cell>
          <table:table-cell office:value-type="float" office:value="90.962" calcext:value-type="float">
            <text:p>90.962</text:p>
          </table:table-cell>
          <table:table-cell office:value-type="float" office:value="91.876" calcext:value-type="float">
            <text:p>91.876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IOB_X1Y64</text:p>
          </table:table-cell>
          <table:table-cell office:value-type="string" calcext:value-type="string">
            <text:p>IO_L18P_T2_34</text:p>
          </table:table-cell>
          <table:table-cell office:value-type="float" office:value="79.64" calcext:value-type="float">
            <text:p>79.64</text:p>
          </table:table-cell>
          <table:table-cell office:value-type="float" office:value="80.441" calcext:value-type="float">
            <text:p>80.441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IOB_X1Y63</text:p>
          </table:table-cell>
          <table:table-cell office:value-type="string" calcext:value-type="string">
            <text:p>IO_L18N_T2_34</text:p>
          </table:table-cell>
          <table:table-cell office:value-type="float" office:value="62.702" calcext:value-type="float">
            <text:p>62.702</text:p>
          </table:table-cell>
          <table:table-cell office:value-type="float" office:value="63.332" calcext:value-type="float">
            <text:p>63.332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IOB_X1Y62</text:p>
          </table:table-cell>
          <table:table-cell office:value-type="string" calcext:value-type="string">
            <text:p>IO_L19P_T3_34</text:p>
          </table:table-cell>
          <table:table-cell office:value-type="float" office:value="94.097" calcext:value-type="float">
            <text:p>94.097</text:p>
          </table:table-cell>
          <table:table-cell office:value-type="float" office:value="95.043" calcext:value-type="float">
            <text:p>95.04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IOB_X1Y61</text:p>
          </table:table-cell>
          <table:table-cell office:value-type="string" calcext:value-type="string">
            <text:p>IO_L19N_T3_VREF_34</text:p>
          </table:table-cell>
          <table:table-cell office:value-type="float" office:value="71.712" calcext:value-type="float">
            <text:p>71.712</text:p>
          </table:table-cell>
          <table:table-cell office:value-type="float" office:value="72.433" calcext:value-type="float">
            <text:p>72.43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IOB_X1Y60</text:p>
          </table:table-cell>
          <table:table-cell office:value-type="string" calcext:value-type="string">
            <text:p>IO_L20P_T3_34</text:p>
          </table:table-cell>
          <table:table-cell office:value-type="float" office:value="84.471" calcext:value-type="float">
            <text:p>84.471</text:p>
          </table:table-cell>
          <table:table-cell office:value-type="float" office:value="85.32" calcext:value-type="float">
            <text:p>85.32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IOB_X1Y59</text:p>
          </table:table-cell>
          <table:table-cell office:value-type="string" calcext:value-type="string">
            <text:p>IO_L20N_T3_34</text:p>
          </table:table-cell>
          <table:table-cell office:value-type="float" office:value="63.272" calcext:value-type="float">
            <text:p>63.272</text:p>
          </table:table-cell>
          <table:table-cell office:value-type="float" office:value="63.908" calcext:value-type="float">
            <text:p>63.908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IOB_X1Y58</text:p>
          </table:table-cell>
          <table:table-cell office:value-type="string" calcext:value-type="string">
            <text:p>IO_L21P_T3_DQS_34</text:p>
          </table:table-cell>
          <table:table-cell office:value-type="float" office:value="58.624" calcext:value-type="float">
            <text:p>58.624</text:p>
          </table:table-cell>
          <table:table-cell office:value-type="float" office:value="59.213" calcext:value-type="float">
            <text:p>59.213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IOB_X1Y57</text:p>
          </table:table-cell>
          <table:table-cell office:value-type="string" calcext:value-type="string">
            <text:p>IO_L21N_T3_DQS_34</text:p>
          </table:table-cell>
          <table:table-cell office:value-type="float" office:value="56.588" calcext:value-type="float">
            <text:p>56.588</text:p>
          </table:table-cell>
          <table:table-cell office:value-type="float" office:value="57.157" calcext:value-type="float">
            <text:p>57.157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IOB_X1Y56</text:p>
          </table:table-cell>
          <table:table-cell office:value-type="string" calcext:value-type="string">
            <text:p>IO_L22P_T3_34</text:p>
          </table:table-cell>
          <table:table-cell office:value-type="float" office:value="57.28" calcext:value-type="float">
            <text:p>57.28</text:p>
          </table:table-cell>
          <table:table-cell office:value-type="float" office:value="57.856" calcext:value-type="float">
            <text:p>57.856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IOB_X1Y55</text:p>
          </table:table-cell>
          <table:table-cell office:value-type="string" calcext:value-type="string">
            <text:p>IO_L22N_T3_34</text:p>
          </table:table-cell>
          <table:table-cell office:value-type="float" office:value="55.451" calcext:value-type="float">
            <text:p>55.451</text:p>
          </table:table-cell>
          <table:table-cell office:value-type="float" office:value="56.009" calcext:value-type="float">
            <text:p>56.009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IOB_X1Y54</text:p>
          </table:table-cell>
          <table:table-cell office:value-type="string" calcext:value-type="string">
            <text:p>IO_L23P_T3_34</text:p>
          </table:table-cell>
          <table:table-cell office:value-type="float" office:value="55.401" calcext:value-type="float">
            <text:p>55.401</text:p>
          </table:table-cell>
          <table:table-cell office:value-type="float" office:value="55.958" calcext:value-type="float">
            <text:p>55.958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IOB_X1Y53</text:p>
          </table:table-cell>
          <table:table-cell office:value-type="string" calcext:value-type="string">
            <text:p>IO_L23N_T3_34</text:p>
          </table:table-cell>
          <table:table-cell office:value-type="float" office:value="62.686" calcext:value-type="float">
            <text:p>62.686</text:p>
          </table:table-cell>
          <table:table-cell office:value-type="float" office:value="63.316" calcext:value-type="float">
            <text:p>63.316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IOB_X1Y52</text:p>
          </table:table-cell>
          <table:table-cell office:value-type="string" calcext:value-type="string">
            <text:p>IO_L24P_T3_34</text:p>
          </table:table-cell>
          <table:table-cell office:value-type="float" office:value="54.819" calcext:value-type="float">
            <text:p>54.819</text:p>
          </table:table-cell>
          <table:table-cell office:value-type="float" office:value="55.37" calcext:value-type="float">
            <text:p>55.37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IOB_X1Y51</text:p>
          </table:table-cell>
          <table:table-cell office:value-type="string" calcext:value-type="string">
            <text:p>IO_L24N_T3_34</text:p>
          </table:table-cell>
          <table:table-cell office:value-type="float" office:value="80.535" calcext:value-type="float">
            <text:p>80.535</text:p>
          </table:table-cell>
          <table:table-cell office:value-type="float" office:value="81.344" calcext:value-type="float">
            <text:p>81.344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IOB_X1Y50</text:p>
          </table:table-cell>
          <table:table-cell office:value-type="string" calcext:value-type="string">
            <text:p>IO_25_34</text:p>
          </table:table-cell>
          <table:table-cell office:value-type="float" office:value="48.55" calcext:value-type="float">
            <text:p>48.55</text:p>
          </table:table-cell>
          <table:table-cell office:value-type="float" office:value="49.038" calcext:value-type="float">
            <text:p>49.038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VCCO_34</text:p>
          </table:table-cell>
          <table:table-cell table:number-columns-repeated="20"/>
          <table:table-cell office:value-type="string" calcext:value-type="string">
            <text:p>VCCO_3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6</text:p>
          </table:table-cell>
          <table:table-cell/>
          <table:table-cell office:value-type="string" calcext:value-type="string">
            <text:p>VCCO_34</text:p>
          </table:table-cell>
          <table:table-cell table:number-columns-repeated="20"/>
          <table:table-cell office:value-type="string" calcext:value-type="string">
            <text:p>VCCO_3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VCCO_34</text:p>
          </table:table-cell>
          <table:table-cell table:number-columns-repeated="20"/>
          <table:table-cell office:value-type="string" calcext:value-type="string">
            <text:p>VCCO_3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7</text:p>
          </table:table-cell>
          <table:table-cell/>
          <table:table-cell office:value-type="string" calcext:value-type="string">
            <text:p>VCCO_34</text:p>
          </table:table-cell>
          <table:table-cell table:number-columns-repeated="20"/>
          <table:table-cell office:value-type="string" calcext:value-type="string">
            <text:p>VCCO_3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VCCO_34</text:p>
          </table:table-cell>
          <table:table-cell table:number-columns-repeated="20"/>
          <table:table-cell office:value-type="string" calcext:value-type="string">
            <text:p>VCCO_3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VCCO_34</text:p>
          </table:table-cell>
          <table:table-cell table:number-columns-repeated="20"/>
          <table:table-cell office:value-type="string" calcext:value-type="string">
            <text:p>VCCO_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IOB_X1Y149</text:p>
          </table:table-cell>
          <table:table-cell office:value-type="string" calcext:value-type="string">
            <text:p>IO_0_35</text:p>
          </table:table-cell>
          <table:table-cell office:value-type="float" office:value="37.351" calcext:value-type="float">
            <text:p>37.351</text:p>
          </table:table-cell>
          <table:table-cell office:value-type="float" office:value="37.726" calcext:value-type="float">
            <text:p>37.726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IOB_X1Y148</text:p>
          </table:table-cell>
          <table:table-cell office:value-type="string" calcext:value-type="string">
            <text:p>IO_L1P_T0_AD0P_35</text:p>
          </table:table-cell>
          <table:table-cell office:value-type="float" office:value="46.312" calcext:value-type="float">
            <text:p>46.312</text:p>
          </table:table-cell>
          <table:table-cell office:value-type="float" office:value="46.778" calcext:value-type="float">
            <text:p>46.778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IOB_X1Y147</text:p>
          </table:table-cell>
          <table:table-cell office:value-type="string" calcext:value-type="string">
            <text:p>IO_L1N_T0_AD0N_35</text:p>
          </table:table-cell>
          <table:table-cell office:value-type="float" office:value="40.303" calcext:value-type="float">
            <text:p>40.303</text:p>
          </table:table-cell>
          <table:table-cell office:value-type="float" office:value="40.708" calcext:value-type="float">
            <text:p>40.708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OB_X1Y146</text:p>
          </table:table-cell>
          <table:table-cell office:value-type="string" calcext:value-type="string">
            <text:p>IO_L2P_T0_AD8P_35</text:p>
          </table:table-cell>
          <table:table-cell office:value-type="float" office:value="50.899" calcext:value-type="float">
            <text:p>50.899</text:p>
          </table:table-cell>
          <table:table-cell office:value-type="float" office:value="51.411" calcext:value-type="float">
            <text:p>51.411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OB_X1Y145</text:p>
          </table:table-cell>
          <table:table-cell office:value-type="string" calcext:value-type="string">
            <text:p>IO_L2N_T0_AD8N_35</text:p>
          </table:table-cell>
          <table:table-cell office:value-type="float" office:value="43.638" calcext:value-type="float">
            <text:p>43.638</text:p>
          </table:table-cell>
          <table:table-cell office:value-type="float" office:value="44.077" calcext:value-type="float">
            <text:p>44.077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IOB_X1Y144</text:p>
          </table:table-cell>
          <table:table-cell office:value-type="string" calcext:value-type="string">
            <text:p>IO_L3P_T0_DQS_AD1P_35</text:p>
          </table:table-cell>
          <table:table-cell office:value-type="float" office:value="71.631" calcext:value-type="float">
            <text:p>71.631</text:p>
          </table:table-cell>
          <table:table-cell office:value-type="float" office:value="72.351" calcext:value-type="float">
            <text:p>72.351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OB_X1Y143</text:p>
          </table:table-cell>
          <table:table-cell office:value-type="string" calcext:value-type="string">
            <text:p>IO_L3N_T0_DQS_AD1N_35</text:p>
          </table:table-cell>
          <table:table-cell office:value-type="float" office:value="72.135" calcext:value-type="float">
            <text:p>72.135</text:p>
          </table:table-cell>
          <table:table-cell office:value-type="float" office:value="72.86" calcext:value-type="float">
            <text:p>72.86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IOB_X1Y142</text:p>
          </table:table-cell>
          <table:table-cell office:value-type="string" calcext:value-type="string">
            <text:p>IO_L4P_T0_35</text:p>
          </table:table-cell>
          <table:table-cell office:value-type="float" office:value="68.127" calcext:value-type="float">
            <text:p>68.127</text:p>
          </table:table-cell>
          <table:table-cell office:value-type="float" office:value="68.812" calcext:value-type="float">
            <text:p>68.812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IOB_X1Y141</text:p>
          </table:table-cell>
          <table:table-cell office:value-type="string" calcext:value-type="string">
            <text:p>IO_L4N_T0_35</text:p>
          </table:table-cell>
          <table:table-cell office:value-type="float" office:value="66.267" calcext:value-type="float">
            <text:p>66.267</text:p>
          </table:table-cell>
          <table:table-cell office:value-type="float" office:value="66.933" calcext:value-type="float">
            <text:p>66.933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IOB_X1Y140</text:p>
          </table:table-cell>
          <table:table-cell office:value-type="string" calcext:value-type="string">
            <text:p>IO_L5P_T0_AD9P_35</text:p>
          </table:table-cell>
          <table:table-cell office:value-type="float" office:value="32.448" calcext:value-type="float">
            <text:p>32.448</text:p>
          </table:table-cell>
          <table:table-cell office:value-type="float" office:value="32.774" calcext:value-type="float">
            <text:p>32.77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IOB_X1Y139</text:p>
          </table:table-cell>
          <table:table-cell office:value-type="string" calcext:value-type="string">
            <text:p>IO_L5N_T0_AD9N_35</text:p>
          </table:table-cell>
          <table:table-cell office:value-type="float" office:value="39.631" calcext:value-type="float">
            <text:p>39.631</text:p>
          </table:table-cell>
          <table:table-cell office:value-type="float" office:value="40.03" calcext:value-type="float">
            <text:p>40.03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IOB_X1Y138</text:p>
          </table:table-cell>
          <table:table-cell office:value-type="string" calcext:value-type="string">
            <text:p>IO_L6P_T0_35</text:p>
          </table:table-cell>
          <table:table-cell office:value-type="float" office:value="48.937" calcext:value-type="float">
            <text:p>48.937</text:p>
          </table:table-cell>
          <table:table-cell office:value-type="float" office:value="49.429" calcext:value-type="float">
            <text:p>49.429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IOB_X1Y137</text:p>
          </table:table-cell>
          <table:table-cell office:value-type="string" calcext:value-type="string">
            <text:p>IO_L6N_T0_VREF_35</text:p>
          </table:table-cell>
          <table:table-cell office:value-type="float" office:value="35.044" calcext:value-type="float">
            <text:p>35.044</text:p>
          </table:table-cell>
          <table:table-cell office:value-type="float" office:value="35.396" calcext:value-type="float">
            <text:p>35.396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OB_X1Y126</text:p>
          </table:table-cell>
          <table:table-cell office:value-type="string" calcext:value-type="string">
            <text:p>IO_L12P_T1_MRCC_35</text:p>
          </table:table-cell>
          <table:table-cell office:value-type="float" office:value="108.72" calcext:value-type="float">
            <text:p>108.72</text:p>
          </table:table-cell>
          <table:table-cell office:value-type="float" office:value="109.813" calcext:value-type="float">
            <text:p>109.813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OB_X1Y122</text:p>
          </table:table-cell>
          <table:table-cell office:value-type="string" calcext:value-type="string">
            <text:p>IO_L14P_T2_AD4P_SRCC_35</text:p>
          </table:table-cell>
          <table:table-cell office:value-type="float" office:value="80.581" calcext:value-type="float">
            <text:p>80.581</text:p>
          </table:table-cell>
          <table:table-cell office:value-type="float" office:value="81.391" calcext:value-type="float">
            <text:p>81.391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OB_X1Y116</text:p>
          </table:table-cell>
          <table:table-cell office:value-type="string" calcext:value-type="string">
            <text:p>IO_L17P_T2_AD5P_35</text:p>
          </table:table-cell>
          <table:table-cell office:value-type="float" office:value="77.454" calcext:value-type="float">
            <text:p>77.454</text:p>
          </table:table-cell>
          <table:table-cell office:value-type="float" office:value="78.232" calcext:value-type="float">
            <text:p>78.232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OB_X1Y115</text:p>
          </table:table-cell>
          <table:table-cell office:value-type="string" calcext:value-type="string">
            <text:p>IO_L17N_T2_AD5N_35</text:p>
          </table:table-cell>
          <table:table-cell office:value-type="float" office:value="78.114" calcext:value-type="float">
            <text:p>78.114</text:p>
          </table:table-cell>
          <table:table-cell office:value-type="float" office:value="78.899" calcext:value-type="float">
            <text:p>78.899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OB_X1Y112</text:p>
          </table:table-cell>
          <table:table-cell office:value-type="string" calcext:value-type="string">
            <text:p>IO_L19P_T3_35</text:p>
          </table:table-cell>
          <table:table-cell office:value-type="float" office:value="58.955" calcext:value-type="float">
            <text:p>58.955</text:p>
          </table:table-cell>
          <table:table-cell office:value-type="float" office:value="59.548" calcext:value-type="float">
            <text:p>59.548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IOB_X1Y111</text:p>
          </table:table-cell>
          <table:table-cell office:value-type="string" calcext:value-type="string">
            <text:p>IO_L19N_T3_VREF_35</text:p>
          </table:table-cell>
          <table:table-cell office:value-type="float" office:value="53.723" calcext:value-type="float">
            <text:p>53.723</text:p>
          </table:table-cell>
          <table:table-cell office:value-type="float" office:value="54.263" calcext:value-type="float">
            <text:p>54.263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IOB_X1Y110</text:p>
          </table:table-cell>
          <table:table-cell office:value-type="string" calcext:value-type="string">
            <text:p>IO_L20P_T3_AD6P_35</text:p>
          </table:table-cell>
          <table:table-cell office:value-type="float" office:value="56.19" calcext:value-type="float">
            <text:p>56.19</text:p>
          </table:table-cell>
          <table:table-cell office:value-type="float" office:value="56.755" calcext:value-type="float">
            <text:p>56.75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IOB_X1Y109</text:p>
          </table:table-cell>
          <table:table-cell office:value-type="string" calcext:value-type="string">
            <text:p>IO_L20N_T3_AD6N_35</text:p>
          </table:table-cell>
          <table:table-cell office:value-type="float" office:value="56.099" calcext:value-type="float">
            <text:p>56.099</text:p>
          </table:table-cell>
          <table:table-cell office:value-type="float" office:value="56.663" calcext:value-type="float">
            <text:p>56.663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IOB_X1Y108</text:p>
          </table:table-cell>
          <table:table-cell office:value-type="string" calcext:value-type="string">
            <text:p>IO_L21P_T3_DQS_AD14P_35</text:p>
          </table:table-cell>
          <table:table-cell office:value-type="float" office:value="107.473" calcext:value-type="float">
            <text:p>107.473</text:p>
          </table:table-cell>
          <table:table-cell office:value-type="float" office:value="108.553" calcext:value-type="float">
            <text:p>108.553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IOB_X1Y107</text:p>
          </table:table-cell>
          <table:table-cell office:value-type="string" calcext:value-type="string">
            <text:p>IO_L21N_T3_DQS_AD14N_35</text:p>
          </table:table-cell>
          <table:table-cell office:value-type="float" office:value="97.64" calcext:value-type="float">
            <text:p>97.64</text:p>
          </table:table-cell>
          <table:table-cell office:value-type="float" office:value="98.621" calcext:value-type="float">
            <text:p>98.621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IOB_X1Y106</text:p>
          </table:table-cell>
          <table:table-cell office:value-type="string" calcext:value-type="string">
            <text:p>IO_L22P_T3_AD7P_35</text:p>
          </table:table-cell>
          <table:table-cell office:value-type="float" office:value="59.13" calcext:value-type="float">
            <text:p>59.13</text:p>
          </table:table-cell>
          <table:table-cell office:value-type="float" office:value="59.725" calcext:value-type="float">
            <text:p>59.72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IOB_X1Y105</text:p>
          </table:table-cell>
          <table:table-cell office:value-type="string" calcext:value-type="string">
            <text:p>IO_L22N_T3_AD7N_35</text:p>
          </table:table-cell>
          <table:table-cell office:value-type="float" office:value="57.558" calcext:value-type="float">
            <text:p>57.558</text:p>
          </table:table-cell>
          <table:table-cell office:value-type="float" office:value="58.137" calcext:value-type="float">
            <text:p>58.137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IOB_X1Y104</text:p>
          </table:table-cell>
          <table:table-cell office:value-type="string" calcext:value-type="string">
            <text:p>IO_L23P_T3_35</text:p>
          </table:table-cell>
          <table:table-cell office:value-type="float" office:value="93.493" calcext:value-type="float">
            <text:p>93.493</text:p>
          </table:table-cell>
          <table:table-cell office:value-type="float" office:value="94.433" calcext:value-type="float">
            <text:p>94.433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OB_X1Y103</text:p>
          </table:table-cell>
          <table:table-cell office:value-type="string" calcext:value-type="string">
            <text:p>IO_L23N_T3_35</text:p>
          </table:table-cell>
          <table:table-cell office:value-type="float" office:value="83.919" calcext:value-type="float">
            <text:p>83.919</text:p>
          </table:table-cell>
          <table:table-cell office:value-type="float" office:value="84.762" calcext:value-type="float">
            <text:p>84.762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IOB_X1Y102</text:p>
          </table:table-cell>
          <table:table-cell office:value-type="string" calcext:value-type="string">
            <text:p>IO_L24P_T3_AD15P_35</text:p>
          </table:table-cell>
          <table:table-cell office:value-type="float" office:value="54.05" calcext:value-type="float">
            <text:p>54.05</text:p>
          </table:table-cell>
          <table:table-cell office:value-type="float" office:value="54.593" calcext:value-type="float">
            <text:p>54.593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IOB_X1Y101</text:p>
          </table:table-cell>
          <table:table-cell office:value-type="string" calcext:value-type="string">
            <text:p>IO_L24N_T3_AD15N_35</text:p>
          </table:table-cell>
          <table:table-cell office:value-type="float" office:value="65.704" calcext:value-type="float">
            <text:p>65.704</text:p>
          </table:table-cell>
          <table:table-cell office:value-type="float" office:value="66.364" calcext:value-type="float">
            <text:p>66.364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IOB_X1Y100</text:p>
          </table:table-cell>
          <table:table-cell office:value-type="string" calcext:value-type="string">
            <text:p>IO_25_35</text:p>
          </table:table-cell>
          <table:table-cell office:value-type="float" office:value="48.413" calcext:value-type="float">
            <text:p>48.413</text:p>
          </table:table-cell>
          <table:table-cell office:value-type="float" office:value="48.899" calcext:value-type="float">
            <text:p>48.899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VCCO_35</text:p>
          </table:table-cell>
          <table:table-cell table:number-columns-repeated="20"/>
          <table:table-cell office:value-type="string" calcext:value-type="string">
            <text:p>VCCO_3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VCCO_35</text:p>
          </table:table-cell>
          <table:table-cell table:number-columns-repeated="20"/>
          <table:table-cell office:value-type="string" calcext:value-type="string">
            <text:p>VCCO_3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VCCO_35</text:p>
          </table:table-cell>
          <table:table-cell table:number-columns-repeated="20"/>
          <table:table-cell office:value-type="string" calcext:value-type="string">
            <text:p>VCCO_3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VCCO_35</text:p>
          </table:table-cell>
          <table:table-cell table:number-columns-repeated="20"/>
          <table:table-cell office:value-type="string" calcext:value-type="string">
            <text:p>VCCO_3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VCCO_35</text:p>
          </table:table-cell>
          <table:table-cell table:number-columns-repeated="20"/>
          <table:table-cell office:value-type="string" calcext:value-type="string">
            <text:p>VCCO_3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5</text:p>
          </table:table-cell>
          <table:table-cell/>
          <table:table-cell office:value-type="string" calcext:value-type="string">
            <text:p>VCCO_35</text:p>
          </table:table-cell>
          <table:table-cell table:number-columns-repeated="20"/>
          <table:table-cell office:value-type="string" calcext:value-type="string">
            <text:p>VCCO_3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OPAD_X0Y7</text:p>
          </table:table-cell>
          <table:table-cell office:value-type="string" calcext:value-type="string">
            <text:p>MGTPTXP3_112</text:p>
          </table:table-cell>
          <table:table-cell office:value-type="float" office:value="73.563" calcext:value-type="float">
            <text:p>73.563</text:p>
          </table:table-cell>
          <table:table-cell office:value-type="float" office:value="74.303" calcext:value-type="float">
            <text:p>74.303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OPAD_X0Y6</text:p>
          </table:table-cell>
          <table:table-cell office:value-type="string" calcext:value-type="string">
            <text:p>MGTPTXN3_112</text:p>
          </table:table-cell>
          <table:table-cell office:value-type="float" office:value="73.477" calcext:value-type="float">
            <text:p>73.477</text:p>
          </table:table-cell>
          <table:table-cell office:value-type="float" office:value="74.215" calcext:value-type="float">
            <text:p>74.215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A5</text:p>
          </table:table-cell>
          <table:table-cell office:value-type="string" calcext:value-type="string">
            <text:p>OPAD_X0Y5</text:p>
          </table:table-cell>
          <table:table-cell office:value-type="string" calcext:value-type="string">
            <text:p>MGTPTXP2_112</text:p>
          </table:table-cell>
          <table:table-cell office:value-type="float" office:value="110.11" calcext:value-type="float">
            <text:p>110.11</text:p>
          </table:table-cell>
          <table:table-cell office:value-type="float" office:value="111.217" calcext:value-type="float">
            <text:p>111.217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B5</text:p>
          </table:table-cell>
          <table:table-cell office:value-type="string" calcext:value-type="string">
            <text:p>OPAD_X0Y4</text:p>
          </table:table-cell>
          <table:table-cell office:value-type="string" calcext:value-type="string">
            <text:p>MGTPTXN2_112</text:p>
          </table:table-cell>
          <table:table-cell office:value-type="float" office:value="109.385" calcext:value-type="float">
            <text:p>109.385</text:p>
          </table:table-cell>
          <table:table-cell office:value-type="float" office:value="110.484" calcext:value-type="float">
            <text:p>110.484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IPAD_X1Y8</text:p>
          </table:table-cell>
          <table:table-cell office:value-type="string" calcext:value-type="string">
            <text:p>MGTREFCLK0P_112</text:p>
          </table:table-cell>
          <table:table-cell office:value-type="float" office:value="47.345" calcext:value-type="float">
            <text:p>47.345</text:p>
          </table:table-cell>
          <table:table-cell office:value-type="float" office:value="47.82" calcext:value-type="float">
            <text:p>47.82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IPAD_X1Y9</text:p>
          </table:table-cell>
          <table:table-cell office:value-type="string" calcext:value-type="string">
            <text:p>MGTREFCLK0N_112</text:p>
          </table:table-cell>
          <table:table-cell office:value-type="float" office:value="48.905" calcext:value-type="float">
            <text:p>48.905</text:p>
          </table:table-cell>
          <table:table-cell office:value-type="float" office:value="49.397" calcext:value-type="float">
            <text:p>49.397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A9</text:p>
          </table:table-cell>
          <table:table-cell office:value-type="string" calcext:value-type="string">
            <text:p>IPAD_X1Y19</text:p>
          </table:table-cell>
          <table:table-cell office:value-type="string" calcext:value-type="string">
            <text:p>MGTPRXP2_112</text:p>
          </table:table-cell>
          <table:table-cell office:value-type="float" office:value="63.457" calcext:value-type="float">
            <text:p>63.457</text:p>
          </table:table-cell>
          <table:table-cell office:value-type="float" office:value="64.095" calcext:value-type="float">
            <text:p>64.095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PAD_X1Y7</text:p>
          </table:table-cell>
          <table:table-cell office:value-type="string" calcext:value-type="string">
            <text:p>MGTPRXP1_112</text:p>
          </table:table-cell>
          <table:table-cell office:value-type="float" office:value="66.08" calcext:value-type="float">
            <text:p>66.08</text:p>
          </table:table-cell>
          <table:table-cell office:value-type="float" office:value="66.744" calcext:value-type="float">
            <text:p>66.744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A7</text:p>
          </table:table-cell>
          <table:table-cell office:value-type="string" calcext:value-type="string">
            <text:p>IPAD_X1Y1</text:p>
          </table:table-cell>
          <table:table-cell office:value-type="string" calcext:value-type="string">
            <text:p>MGTPRXP0_112</text:p>
          </table:table-cell>
          <table:table-cell office:value-type="float" office:value="67.19" calcext:value-type="float">
            <text:p>67.19</text:p>
          </table:table-cell>
          <table:table-cell office:value-type="float" office:value="67.866" calcext:value-type="float">
            <text:p>67.866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IPAD_X1Y25</text:p>
          </table:table-cell>
          <table:table-cell office:value-type="string" calcext:value-type="string">
            <text:p>MGTPRXP3_112</text:p>
          </table:table-cell>
          <table:table-cell office:value-type="float" office:value="66.772" calcext:value-type="float">
            <text:p>66.772</text:p>
          </table:table-cell>
          <table:table-cell office:value-type="float" office:value="67.444" calcext:value-type="float">
            <text:p>67.444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A3</text:p>
          </table:table-cell>
          <table:table-cell office:value-type="string" calcext:value-type="string">
            <text:p>OPAD_X0Y1</text:p>
          </table:table-cell>
          <table:table-cell office:value-type="string" calcext:value-type="string">
            <text:p>MGTPTXP0_112</text:p>
          </table:table-cell>
          <table:table-cell office:value-type="float" office:value="66.796" calcext:value-type="float">
            <text:p>66.796</text:p>
          </table:table-cell>
          <table:table-cell office:value-type="float" office:value="67.468" calcext:value-type="float">
            <text:p>67.468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OPAD_X0Y3</text:p>
          </table:table-cell>
          <table:table-cell office:value-type="string" calcext:value-type="string">
            <text:p>MGTPTXP1_112</text:p>
          </table:table-cell>
          <table:table-cell office:value-type="float" office:value="58.58" calcext:value-type="float">
            <text:p>58.58</text:p>
          </table:table-cell>
          <table:table-cell office:value-type="float" office:value="59.169" calcext:value-type="float">
            <text:p>59.169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IPAD_X1Y11</text:p>
          </table:table-cell>
          <table:table-cell office:value-type="string" calcext:value-type="string">
            <text:p>MGTREFCLK1N_112</text:p>
          </table:table-cell>
          <table:table-cell office:value-type="float" office:value="63.587" calcext:value-type="float">
            <text:p>63.587</text:p>
          </table:table-cell>
          <table:table-cell office:value-type="float" office:value="64.226" calcext:value-type="float">
            <text:p>64.226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IPAD_X1Y10</text:p>
          </table:table-cell>
          <table:table-cell office:value-type="string" calcext:value-type="string">
            <text:p>MGTREFCLK1P_112</text:p>
          </table:table-cell>
          <table:table-cell office:value-type="float" office:value="59.575" calcext:value-type="float">
            <text:p>59.575</text:p>
          </table:table-cell>
          <table:table-cell office:value-type="float" office:value="60.174" calcext:value-type="float">
            <text:p>60.174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B9</text:p>
          </table:table-cell>
          <table:table-cell office:value-type="string" calcext:value-type="string">
            <text:p>IPAD_X1Y18</text:p>
          </table:table-cell>
          <table:table-cell office:value-type="string" calcext:value-type="string">
            <text:p>MGTPRXN2_112</text:p>
          </table:table-cell>
          <table:table-cell office:value-type="float" office:value="63.09" calcext:value-type="float">
            <text:p>63.09</text:p>
          </table:table-cell>
          <table:table-cell office:value-type="float" office:value="63.724" calcext:value-type="float">
            <text:p>63.724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Y8</text:p>
          </table:table-cell>
          <table:table-cell office:value-type="string" calcext:value-type="string">
            <text:p>IPAD_X1Y6</text:p>
          </table:table-cell>
          <table:table-cell office:value-type="string" calcext:value-type="string">
            <text:p>MGTPRXN1_112</text:p>
          </table:table-cell>
          <table:table-cell office:value-type="float" office:value="65.004" calcext:value-type="float">
            <text:p>65.004</text:p>
          </table:table-cell>
          <table:table-cell office:value-type="float" office:value="65.657" calcext:value-type="float">
            <text:p>65.657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B7</text:p>
          </table:table-cell>
          <table:table-cell office:value-type="string" calcext:value-type="string">
            <text:p>IPAD_X1Y0</text:p>
          </table:table-cell>
          <table:table-cell office:value-type="string" calcext:value-type="string">
            <text:p>MGTPRXN0_112</text:p>
          </table:table-cell>
          <table:table-cell office:value-type="float" office:value="65.604" calcext:value-type="float">
            <text:p>65.604</text:p>
          </table:table-cell>
          <table:table-cell office:value-type="float" office:value="66.264" calcext:value-type="float">
            <text:p>66.264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PAD_X1Y24</text:p>
          </table:table-cell>
          <table:table-cell office:value-type="string" calcext:value-type="string">
            <text:p>MGTPRXN3_112</text:p>
          </table:table-cell>
          <table:table-cell office:value-type="float" office:value="66.146" calcext:value-type="float">
            <text:p>66.146</text:p>
          </table:table-cell>
          <table:table-cell office:value-type="float" office:value="66.811" calcext:value-type="float">
            <text:p>66.811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B3</text:p>
          </table:table-cell>
          <table:table-cell office:value-type="string" calcext:value-type="string">
            <text:p>OPAD_X0Y0</text:p>
          </table:table-cell>
          <table:table-cell office:value-type="string" calcext:value-type="string">
            <text:p>MGTPTXN0_112</text:p>
          </table:table-cell>
          <table:table-cell office:value-type="float" office:value="65.713" calcext:value-type="float">
            <text:p>65.713</text:p>
          </table:table-cell>
          <table:table-cell office:value-type="float" office:value="66.374" calcext:value-type="float">
            <text:p>66.374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OPAD_X0Y2</text:p>
          </table:table-cell>
          <table:table-cell office:value-type="string" calcext:value-type="string">
            <text:p>MGTPTXN1_112</text:p>
          </table:table-cell>
          <table:table-cell office:value-type="float" office:value="57.173" calcext:value-type="float">
            <text:p>57.173</text:p>
          </table:table-cell>
          <table:table-cell office:value-type="float" office:value="57.747" calcext:value-type="float">
            <text:p>57.747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7</text:p>
          </table:table-cell>
          <table:table-cell/>
          <table:table-cell office:value-type="string" calcext:value-type="string">
            <text:p>MGTRREF_112</text:p>
          </table:table-cell>
          <table:table-cell office:value-type="float" office:value="26.8" calcext:value-type="float">
            <text:p>26.8</text:p>
          </table:table-cell>
          <table:table-cell office:value-type="float" office:value="27.069" calcext:value-type="float">
            <text:p>27.069</text:p>
          </table:table-cell>
          <table:table-cell table:number-columns-repeated="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B20</text:p>
          </table:table-cell>
          <table:table-cell/>
          <table:table-cell office:value-type="string" calcext:value-type="string">
            <text:p>VCCO_MIO0_500</text:p>
          </table:table-cell>
          <table:table-cell table:number-columns-repeated="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17</text:p>
          </table:table-cell>
          <table:table-cell/>
          <table:table-cell office:value-type="string" calcext:value-type="string">
            <text:p>VCCO_MIO0_500</text:p>
          </table:table-cell>
          <table:table-cell table:number-columns-repeated="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15</text:p>
          </table:table-cell>
          <table:table-cell/>
          <table:table-cell office:value-type="string" calcext:value-type="string">
            <text:p>PS_MIO_VREF_501</text:p>
          </table:table-cell>
          <table:table-cell office:value-type="float" office:value="18.449" calcext:value-type="float">
            <text:p>18.449</text:p>
          </table:table-cell>
          <table:table-cell office:value-type="float" office:value="18.635" calcext:value-type="float">
            <text:p>18.635</text:p>
          </table:table-cell>
          <table:table-cell table:number-columns-repeated="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VCCO_MIO1_501</text:p>
          </table:table-cell>
          <table:table-cell table:number-columns-repeated="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VCCO_MIO1_501</text:p>
          </table:table-cell>
          <table:table-cell table:number-columns-repeated="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VCCO_MIO1_501</text:p>
          </table:table-cell>
          <table:table-cell table:number-columns-repeated="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VCCO_MIO1_501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H16</text:p>
          </table:table-cell>
          <table:table-cell/>
          <table:table-cell office:value-type="string" calcext:value-type="string">
            <text:p>PS_DDR_VREF0_502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16</text:p>
          </table:table-cell>
          <table:table-cell/>
          <table:table-cell office:value-type="string" calcext:value-type="string">
            <text:p>PS_DDR_VREF1_502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21</text:p>
          </table:table-cell>
          <table:table-cell/>
          <table:table-cell office:value-type="string" calcext:value-type="string">
            <text:p>VCCO_DDR_502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18</text:p>
          </table:table-cell>
          <table:table-cell/>
          <table:table-cell office:value-type="string" calcext:value-type="string">
            <text:p>VCCO_DDR_502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H22</text:p>
          </table:table-cell>
          <table:table-cell/>
          <table:table-cell office:value-type="string" calcext:value-type="string">
            <text:p>VCCO_DDR_502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J19</text:p>
          </table:table-cell>
          <table:table-cell/>
          <table:table-cell office:value-type="string" calcext:value-type="string">
            <text:p>VCCO_DDR_502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K16</text:p>
          </table:table-cell>
          <table:table-cell/>
          <table:table-cell office:value-type="string" calcext:value-type="string">
            <text:p>VCCO_DDR_502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20</text:p>
          </table:table-cell>
          <table:table-cell/>
          <table:table-cell office:value-type="string" calcext:value-type="string">
            <text:p>VCCO_DDR_502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17</text:p>
          </table:table-cell>
          <table:table-cell/>
          <table:table-cell office:value-type="string" calcext:value-type="string">
            <text:p>VCCO_DDR_502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21</text:p>
          </table:table-cell>
          <table:table-cell/>
          <table:table-cell office:value-type="string" calcext:value-type="string">
            <text:p>VCCO_DDR_502</text:p>
          </table:table-cell>
          <table:table-cell table:number-columns-repeated="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22</text:p>
          </table:table-cell>
          <table:table-cell/>
          <table:table-cell office:value-type="string" calcext:value-type="string">
            <text:p>VCCO_DDR_50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12</text:p>
          </table:table-cell>
          <table:table-cell/>
          <table:table-cell office:value-type="string" calcext:value-type="string">
            <text:p>RSVDGND</text:p>
          </table:table-cell>
          <table:table-cell office:value-type="float" office:value="54.911" calcext:value-type="float">
            <text:p>54.911</text:p>
          </table:table-cell>
          <table:table-cell office:value-type="float" office:value="55.463" calcext:value-type="float">
            <text:p>55.46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11</text:p>
          </table:table-cell>
          <table:table-cell/>
          <table:table-cell office:value-type="string" calcext:value-type="string">
            <text:p>RSVDVCC3</text:p>
          </table:table-cell>
          <table:table-cell office:value-type="float" office:value="56.314" calcext:value-type="float">
            <text:p>56.314</text:p>
          </table:table-cell>
          <table:table-cell office:value-type="float" office:value="56.88" calcext:value-type="float">
            <text:p>56.8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14</text:p>
          </table:table-cell>
          <table:table-cell/>
          <table:table-cell office:value-type="string" calcext:value-type="string">
            <text:p>RSVDVCC2</text:p>
          </table:table-cell>
          <table:table-cell office:value-type="float" office:value="55.652" calcext:value-type="float">
            <text:p>55.652</text:p>
          </table:table-cell>
          <table:table-cell office:value-type="float" office:value="56.211" calcext:value-type="float">
            <text:p>56.2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15</text:p>
          </table:table-cell>
          <table:table-cell/>
          <table:table-cell office:value-type="string" calcext:value-type="string">
            <text:p>RSVDVCC1</text:p>
          </table:table-cell>
          <table:table-cell office:value-type="float" office:value="104.706" calcext:value-type="float">
            <text:p>104.706</text:p>
          </table:table-cell>
          <table:table-cell office:value-type="float" office:value="105.758" calcext:value-type="float">
            <text:p>105.75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13</text:p>
          </table:table-cell>
          <table:table-cell/>
          <table:table-cell office:value-type="string" calcext:value-type="string">
            <text:p>VCCPLL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A18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AA1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AA1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AA18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AB2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AB4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AB8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AB1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AB15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B15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C22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D19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E16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F13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G1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G2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H7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H13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H15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H17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J1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J12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J14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K9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K13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K15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K21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L8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L1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L14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L18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M9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M13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M15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N1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N14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N22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P9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P11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P13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P15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P19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R14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T6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T7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T13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U1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U2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V6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V8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V17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W7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W1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W14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Y3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Y5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Y9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Y10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Y11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Y21</text:p>
          </table:table-cell>
          <table:table-cell/>
          <table:table-cell office:value-type="string" calcext:value-type="string">
            <text:p>GND</text:p>
          </table:table-cell>
          <table:table-cell table:number-columns-repeated="20"/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MGTAVCC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/>
          <table:table-cell office:value-type="string" calcext:value-type="string">
            <text:p>MGTAVCC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8</text:p>
          </table:table-cell>
          <table:table-cell/>
          <table:table-cell office:value-type="string" calcext:value-type="string">
            <text:p>MGTAVCC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W5</text:p>
          </table:table-cell>
          <table:table-cell/>
          <table:table-cell office:value-type="string" calcext:value-type="string">
            <text:p>MGTAVCC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W9</text:p>
          </table:table-cell>
          <table:table-cell/>
          <table:table-cell office:value-type="string" calcext:value-type="string">
            <text:p>MGTAVCC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MGTAVT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MGTAVT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8</text:p>
          </table:table-cell>
          <table:table-cell/>
          <table:table-cell office:value-type="string" calcext:value-type="string">
            <text:p>MGTAVT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B1</text:p>
          </table:table-cell>
          <table:table-cell/>
          <table:table-cell office:value-type="string" calcext:value-type="string">
            <text:p>MGTAVT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B6</text:p>
          </table:table-cell>
          <table:table-cell/>
          <table:table-cell office:value-type="string" calcext:value-type="string">
            <text:p>MGTAVT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Y7</text:p>
          </table:table-cell>
          <table:table-cell/>
          <table:table-cell office:value-type="string" calcext:value-type="string">
            <text:p>MGTAVT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13</text:p>
          </table:table-cell>
          <table:table-cell/>
          <table:table-cell office:value-type="string" calcext:value-type="string">
            <text:p>VCCAUX</text:p>
          </table:table-cell>
          <table:table-cell table:number-columns-repeated="20"/>
          <table:table-cell office:value-type="string" calcext:value-type="string">
            <text:p>VCCAUX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VCCAUX</text:p>
          </table:table-cell>
          <table:table-cell table:number-columns-repeated="20"/>
          <table:table-cell office:value-type="string" calcext:value-type="string">
            <text:p>VCCAUX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R13</text:p>
          </table:table-cell>
          <table:table-cell/>
          <table:table-cell office:value-type="string" calcext:value-type="string">
            <text:p>VCCAUX</text:p>
          </table:table-cell>
          <table:table-cell table:number-columns-repeated="20"/>
          <table:table-cell office:value-type="string" calcext:value-type="string">
            <text:p>VCCAUX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T12</text:p>
          </table:table-cell>
          <table:table-cell/>
          <table:table-cell office:value-type="string" calcext:value-type="string">
            <text:p>VCCAUX</text:p>
          </table:table-cell>
          <table:table-cell table:number-columns-repeated="20"/>
          <table:table-cell office:value-type="string" calcext:value-type="string">
            <text:p>VCCAUX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VCCBRAM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13</text:p>
          </table:table-cell>
          <table:table-cell/>
          <table:table-cell office:value-type="string" calcext:value-type="string">
            <text:p>VCCBRAM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VCC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11</text:p>
          </table:table-cell>
          <table:table-cell/>
          <table:table-cell office:value-type="string" calcext:value-type="string">
            <text:p>VCC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K10</text:p>
          </table:table-cell>
          <table:table-cell/>
          <table:table-cell office:value-type="string" calcext:value-type="string">
            <text:p>VCC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9</text:p>
          </table:table-cell>
          <table:table-cell/>
          <table:table-cell office:value-type="string" calcext:value-type="string">
            <text:p>VCC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10</text:p>
          </table:table-cell>
          <table:table-cell/>
          <table:table-cell office:value-type="string" calcext:value-type="string">
            <text:p>VCC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9</text:p>
          </table:table-cell>
          <table:table-cell/>
          <table:table-cell office:value-type="string" calcext:value-type="string">
            <text:p>VCC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P10</text:p>
          </table:table-cell>
          <table:table-cell/>
          <table:table-cell office:value-type="string" calcext:value-type="string">
            <text:p>VCC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/>
          <table:table-cell office:value-type="string" calcext:value-type="string">
            <text:p>VCC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K14</text:p>
          </table:table-cell>
          <table:table-cell/>
          <table:table-cell office:value-type="string" calcext:value-type="string">
            <text:p>VCCPAUX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13</text:p>
          </table:table-cell>
          <table:table-cell/>
          <table:table-cell office:value-type="string" calcext:value-type="string">
            <text:p>VCCPAUX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14</text:p>
          </table:table-cell>
          <table:table-cell/>
          <table:table-cell office:value-type="string" calcext:value-type="string">
            <text:p>VCCPAUX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VCCPAUX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15</text:p>
          </table:table-cell>
          <table:table-cell/>
          <table:table-cell office:value-type="string" calcext:value-type="string">
            <text:p>VCCP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14</text:p>
          </table:table-cell>
          <table:table-cell/>
          <table:table-cell office:value-type="string" calcext:value-type="string">
            <text:p>VCCP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15</text:p>
          </table:table-cell>
          <table:table-cell/>
          <table:table-cell office:value-type="string" calcext:value-type="string">
            <text:p>VCCP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15</text:p>
          </table:table-cell>
          <table:table-cell/>
          <table:table-cell office:value-type="string" calcext:value-type="string">
            <text:p>VCCP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15</text:p>
          </table:table-cell>
          <table:table-cell/>
          <table:table-cell office:value-type="string" calcext:value-type="string">
            <text:p>VCCP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VCCPIN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7</text:p>
          </table:table-cell>
          <table:table-cell/>
          <table:table-cell office:value-type="string" calcext:value-type="string">
            <text:p>NC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W3</text:p>
          </table:table-cell>
          <table:table-cell/>
          <table:table-cell office:value-type="string" calcext:value-type="string">
            <text:p>NC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1T13:47:06.104315718</dc:date>
    <meta:editing-duration>PT19S</meta:editing-duration>
    <meta:editing-cycles>1</meta:editing-cycles>
    <meta:generator>LibreOffice/7.3.7.2$Linux_X86_64 LibreOffice_project/30$Build-2</meta:generator>
    <meta:document-statistic meta:table-count="1" meta:cell-count="3652" meta:object-count="0"/>
  </office:meta>
</office:document-meta>
</file>